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Classic Console" svg:font-family="'Classic Console'" style:font-pitch="fixed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FreeMono" svg:font-family="FreeMono" style:font-family-generic="modern" style:font-pitch="fixed"/>
    <style:font-face style:name="Latin Modern Mono Prop" svg:font-family="'Latin Modern Mono Prop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adauk Book" svg:font-family="'Padauk Book'" style:font-pitch="variable"/>
    <style:font-face style:name="Ubuntu Mono" svg:font-family="'Ubuntu Mono'" style:font-pitch="fixed"/>
  </office:font-face-decls>
  <office:automatic-styles>
    <style:style style:name="P1" style:family="paragraph" style:parent-style-name="Preformatted_20_Text">
      <style:paragraph-properties fo:padding="0.049cm" fo:border-left="0.06pt solid #000000" fo:border-right="0.06pt solid #000000" fo:border-top="none" fo:border-bottom="none"/>
      <style:text-properties style:font-name="DejaVu Sans Condensed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ot<text:tab/>=&gt;</text:p>
      <text:p text:style-name="P1"><text:tab/>=&gt; xd_high_page<text:tab/>:num_val</text:p>
      <text:p text:style-name="P1"><text:tab/>=&gt; xd_user_root<text:tab/>:user_root</text:p>
      <text:p text:style-name="P1"><text:tab/>=&gt; xd_source_list<text:tab/>:sourceline</text:p>
      <text:p text:style-name="P1"><text:tab/>=&gt; xd_err_count<text:tab/>:num_val</text:p>
      <text:p text:style-name="P1"><text:tab/>=&gt; spare_1<text:tab/>:void</text:p>
      <text:p text:style-name="P1"><text:tab/>;</text:p>
      <text:p text:style-name="P1">txtrep<text:tab/>=&gt;</text:p>
      <text:p text:style-name="P1"><text:tab/>;</text:p>
      <text:p text:style-name="P1">num_val<text:tab/>=&gt;</text:p>
      <text:p text:style-name="P1"><text:tab/>;</text:p>
      <text:p text:style-name="P1">false<text:tab/>=&gt;</text:p>
      <text:p text:style-name="P1"><text:tab/>;</text:p>
      <text:p text:style-name="P1">true<text:tab/>=&gt;</text:p>
      <text:p text:style-name="P1"><text:tab/>;</text:p>
      <text:p text:style-name="P1">nil<text:tab/>=&gt;</text:p>
      <text:p text:style-name="P1"><text:tab/>;</text:p>
      <text:p text:style-name="P1">list<text:tab/>=&gt;</text:p>
      <text:p text:style-name="P1"><text:tab/>=&gt; xd_head<text:tab/>:void</text:p>
      <text:p text:style-name="P1"><text:tab/>=&gt; xd_tail<text:tab/>:void</text:p>
      <text:p text:style-name="P1"><text:tab/>;</text:p>
      <text:p text:style-name="P1">sourceline<text:tab/>=&gt;</text:p>
      <text:p text:style-name="P1"><text:tab/>=&gt; xd_number<text:tab/>:num_val</text:p>
      <text:p text:style-name="P1"><text:tab/>=&gt; xd_error_list<text:tab/>:error</text:p>
      <text:p text:style-name="P1"><text:tab/>;</text:p>
      <text:p text:style-name="P1">error<text:tab/>=&gt;</text:p>
      <text:p text:style-name="P1"><text:tab/>=&gt; xd_srcpos<text:tab/>:Source_Position</text:p>
      <text:p text:style-name="P1"><text:tab/>=&gt; xd_text<text:tab/>:txtrep</text:p>
      <text:p text:style-name="P1"><text:tab/>;</text:p>
      <text:p text:style-name="P1">symbol_rep<text:tab/>=&gt;</text:p>
      <text:p text:style-name="P1"><text:tab/>=&gt; xd_text<text:tab/>:txtrep</text:p>
      <text:p text:style-name="P1"><text:tab/>=&gt; xd_deflist<text:tab/>:DEF_NAME</text:p>
      <text:p text:style-name="P1"><text:tab/>;</text:p>
      <text:p text:style-name="P1">hash<text:tab/>=&gt;</text:p>
      <text:p text:style-name="P1"><text:tab/>=&gt; xd_list<text:tab/>:symbol_rep</text:p>
      <text:p text:style-name="P1"><text:tab/>;</text:p>
      <text:p text:style-name="P1">void<text:tab/>=&gt;</text:p>
      <text:p text:style-name="P1"><text:tab/>;</text:p>
      <text:p text:style-name="P1">variable_id<text:tab/>=&gt;</text:p>
      <text:p text:style-name="P1"><text:tab/>=&gt; lx_srcpos<text:tab/>:Source_Position</text:p>
      <text:p text:style-name="P1"><text:tab/>=&gt; lx_symrep<text:tab/>:symbol_rep</text:p>
      <text:p text:style-name="P1"><text:tab/>=&gt; sm_obj_type<text:tab/>:TYPE_SPEC</text:p>
      <text:p text:style-name="P1"><text:tab/>=&gt; sm_init_exp<text:tab/>:EXP</text:p>
      <text:p text:style-name="P1"><text:tab/>=&gt; sm_renames_obj<text:tab/>:BOOLEAN</text:p>
      <text:p text:style-name="P1"><text:tab/>=&gt; sm_address<text:tab/>:EXP</text:p>
      <text:p text:style-name="P1"><text:tab/>=&gt; sm_is_shared<text:tab/>:BOOLEAN</text:p>
      <text:p text:style-name="P1"><text:tab/>=&gt; xd_region<text:tab/>:SOURCE_NAME</text:p>
      <text:p text:style-name="P1"><text:tab/>=&gt; cd_comp_unit<text:tab/>:Integer</text:p>
      <text:p text:style-name="P1"><text:tab/>=&gt; cd_level<text:tab/>:Integer</text:p>
      <text:p text:style-name="P1"><text:tab/>=&gt; cd_offset<text:tab/>:Integer</text:p>
      <text:p text:style-name="P1"><text:tab/>=&gt; cd_compiled<text:tab/>:BOOLEAN</text:p>
      <text:p text:style-name="P1"><text:tab/>;</text:p>
      <text:p text:style-name="P1">constant_id<text:tab/>=&gt;</text:p>
      <text:p text:style-name="P1"><text:tab/>=&gt; lx_srcpos<text:tab/>:Source_Position</text:p>
      <text:p text:style-name="P1"><text:tab/>=&gt; lx_symrep<text:tab/>:symbol_rep</text:p>
      <text:p text:style-name="P1"><text:tab/>=&gt; sm_obj_type<text:tab/>:TYPE_SPEC</text:p>
      <text:p text:style-name="P1"><text:tab/>=&gt; sm_init_exp<text:tab/>:EXP</text:p>
      <text:p text:style-name="P1"><text:tab/>=&gt; sm_renames_obj<text:tab/>:BOOLEAN</text:p>
      <text:p text:style-name="P1"><text:tab/>=&gt; sm_address<text:tab/>:EXP</text:p>
      <text:p text:style-name="P1"><text:tab/>=&gt; sm_first<text:tab/>:DEF_NAME</text:p>
      <text:p text:style-name="P1"><text:tab/>=&gt; xd_region<text:tab/>:SOURCE_NAME</text:p>
      <text:p text:style-name="P1"><text:tab/>=&gt; cd_comp_unit<text:tab/>:Integer</text:p>
      <text:p text:style-name="P1"><text:tab/>=&gt; cd_level<text:tab/>:Integer</text:p>
      <text:p text:style-name="P1"><text:tab/>=&gt; cd_offset<text:tab/>:Integer</text:p>
      <text:p text:style-name="P1"><text:tab/>=&gt; cd_compiled<text:tab/>:BOOLEAN</text:p>
      <text:p text:style-name="P1"><text:tab/>;</text:p>
      <text:p text:style-name="P1">number_id<text:tab/>=&gt;</text:p>
      <text:p text:style-name="P1"><text:tab/>=&gt; lx_srcpos<text:tab/>:Source_Position</text:p>
      <text:p text:style-name="P1"><text:tab/>=&gt; lx_symrep<text:tab/>:symbol_rep</text:p>
      <text:p text:style-name="P1"><text:tab/>=&gt; sm_obj_type<text:tab/>:TYPE_SPEC</text:p>
      <text:p text:style-name="P1"><text:tab/>=&gt; sm_init_exp<text:tab/>:EXP</text:p>
      <text:p text:style-name="P1"><text:tab/>=&gt; xd_region<text:tab/>:SOURCE_NAME</text:p>
      <text:p text:style-name="P1"><text:tab/>;</text:p>
      <text:p text:style-name="P1">component_id<text:tab/>=&gt;</text:p>
      <text:p text:style-name="P1"><text:tab/>=&gt; lx_srcpos<text:tab/>:Source_Position</text:p>
      <text:p text:style-name="P1"><text:tab/>=&gt; lx_symrep<text:tab/>:symbol_rep</text:p>
      <text:p text:style-name="P1"><text:tab/>=&gt; sm_obj_type<text:tab/>:TYPE_SPEC</text:p>
      <text:p text:style-name="P1"><text:tab/>=&gt; sm_init_exp<text:tab/>:EXP</text:p>
      <text:p text:style-name="P1"><text:tab/>=&gt; sm_comp_rep<text:tab/>:COMP_REP_ELEM</text:p>
      <text:p text:style-name="P1"><text:tab/>=&gt; xd_region<text:tab/>:SOURCE_NAME</text:p>
      <text:p text:style-name="P1"><text:tab/>;</text:p>
      <text:p text:style-name="P1">discriminant_id<text:tab/>=&gt;</text:p>
      <text:p text:style-name="P1"><text:tab/>=&gt; lx_srcpos<text:tab/>:Source_Position</text:p>
      <text:p text:style-name="P1"><text:tab/>=&gt; lx_symrep<text:tab/>:symbol_rep</text:p>
      <text:p text:style-name="P1"><text:tab/>=&gt; sm_obj_type<text:tab/>:TYPE_SPEC</text:p>
      <text:p text:style-name="P1"><text:tab/>=&gt; sm_init_exp<text:tab/>:EXP</text:p>
      <text:p text:style-name="P1"><text:tab/>=&gt; sm_comp_rep<text:tab/>:COMP_REP_ELEM</text:p>
      <text:p text:style-name="P1"><text:tab/>=&gt; sm_first<text:tab/>:DEF_NAME</text:p>
      <text:p text:style-name="P1"><text:tab/>=&gt; xd_region<text:tab/>:SOURCE_NAME</text:p>
      <text:p text:style-name="P1"><text:tab/>;</text:p>
      <text:p text:style-name="P1">in_id<text:tab/>=&gt;</text:p>
      <text:p text:style-name="P1"><text:tab/>=&gt; lx_srcpos<text:tab/>:Source_Position</text:p>
      <text:p text:style-name="P1"><text:tab/>=&gt; lx_symrep<text:tab/>:symbol_rep</text:p>
      <text:p text:style-name="P1"><text:tab/>=&gt; sm_obj_type<text:tab/>:TYPE_SPEC</text:p>
      <text:p text:style-name="P1"><text:tab/>=&gt; sm_init_exp<text:tab/>:EXP</text:p>
      <text:p text:style-name="P1"><text:tab/>=&gt; sm_first<text:tab/>:DEF_NAME</text:p>
      <text:p text:style-name="P1"><text:tab/>=&gt; xd_region<text:tab/>:SOURCE_NAME</text:p>
      <text:p text:style-name="P1"><text:tab/>=&gt; cd_level<text:tab/>:Integer</text:p>
      <text:p text:style-name="P1"><text:tab/>=&gt; cd_offset<text:tab/>:Integer</text:p>
      <text:p text:style-name="P1"><text:tab/>;</text:p>
      <text:p text:style-name="P1">in_out_id<text:tab/>=&gt;</text:p>
      <text:p text:style-name="P1"><text:tab/>=&gt; lx_srcpos<text:tab/>:Source_Position</text:p>
      <text:p text:style-name="P1"><text:tab/>=&gt; lx_symrep<text:tab/>:symbol_rep</text:p>
      <text:p text:style-name="P1"><text:tab/>=&gt; sm_obj_type<text:tab/>:TYPE_SPEC</text:p>
      <text:p text:style-name="P1"><text:tab/>=&gt; sm_init_exp<text:tab/>:EXP</text:p>
      <text:p text:style-name="P1"><text:tab/>=&gt; sm_first<text:tab/>:DEF_NAME</text:p>
      <text:p text:style-name="P1"><text:tab/>=&gt; xd_region<text:tab/>:SOURCE_NAME</text:p>
      <text:p text:style-name="P1"><text:tab/>=&gt; cd_level<text:tab/>:Integer</text:p>
      <text:p text:style-name="P1"><text:tab/>=&gt; cd_addr_offset<text:tab/>:Integer</text:p>
      <text:p text:style-name="P1"><text:tab/>=&gt; cd_val_offset<text:tab/>:Integer</text:p>
      <text:p text:style-name="P1"><text:tab/>;</text:p>
      <text:p text:style-name="P1">out_id<text:tab/>=&gt;</text:p>
      <text:p text:style-name="P1"><text:tab/>=&gt; lx_srcpos<text:tab/>:Source_Position</text:p>
      <text:p text:style-name="P1"><text:tab/>=&gt; lx_symrep<text:tab/>:symbol_rep</text:p>
      <text:p text:style-name="P1"><text:tab/>=&gt; sm_obj_type<text:tab/>:TYPE_SPEC</text:p>
      <text:p text:style-name="P1"><text:tab/>=&gt; sm_init_exp<text:tab/>:EXP</text:p>
      <text:p text:style-name="P1"><text:tab/>=&gt; sm_first<text:tab/>:DEF_NAME</text:p>
      <text:p text:style-name="P1"><text:tab/>=&gt; xd_region<text:tab/>:SOURCE_NAME</text:p>
      <text:p text:style-name="P1"><text:tab/>=&gt; cd_level<text:tab/>:Integer</text:p>
      <text:p text:style-name="P1"><text:tab/>=&gt; cd_addr_offset<text:tab/>:Integer</text:p>
      <text:p text:style-name="P1"><text:tab/>=&gt; cd_val_offset<text:tab/>:Integer</text:p>
      <text:p text:style-name="P1"><text:tab/>;</text:p>
      <text:p text:style-name="P1">enumeration_id<text:tab/>=&gt;</text:p>
      <text:p text:style-name="P1"><text:tab/>=&gt; lx_srcpos<text:tab/>:Source_Position</text:p>
      <text:p text:style-name="P1"><text:tab/>=&gt; lx_symrep<text:tab/>:symbol_rep</text:p>
      <text:p text:style-name="P1"><text:tab/>=&gt; sm_obj_type<text:tab/>:TYPE_SPEC</text:p>
      <text:p text:style-name="P1"><text:tab/>=&gt; sm_pos<text:tab/>:Integer</text:p>
      <text:p text:style-name="P1"><text:tab/>=&gt; sm_rep<text:tab/>:Integer</text:p>
      <text:p text:style-name="P1"><text:tab/>=&gt; xd_region<text:tab/>:SOURCE_NAME</text:p>
      <text:p text:style-name="P1"><text:tab/>;</text:p>
      <text:p text:style-name="P1">character_id<text:tab/>=&gt;</text:p>
      <text:p text:style-name="P1"><text:tab/>=&gt; lx_srcpos<text:tab/>:Source_Position</text:p>
      <text:p text:style-name="P1"><text:tab/>=&gt; lx_symrep<text:tab/>:symbol_rep</text:p>
      <text:p text:style-name="P1"><text:tab/>=&gt; sm_obj_type<text:tab/>:TYPE_SPEC</text:p>
      <text:p text:style-name="P1"><text:tab/>=&gt; sm_pos<text:tab/>:Integer</text:p>
      <text:p text:style-name="P1"><text:tab/>=&gt; sm_rep<text:tab/>:Integer</text:p>
      <text:p text:style-name="P1"><text:tab/>=&gt; xd_region<text:tab/>:SOURCE_NAME</text:p>
      <text:p text:style-name="P1"><text:tab/>;</text:p>
      <text:p text:style-name="P1">iteration_id<text:tab/>=&gt;</text:p>
      <text:p text:style-name="P1"><text:tab/>=&gt; lx_srcpos<text:tab/>:Source_Position</text:p>
      <text:p text:style-name="P1"><text:tab/>=&gt; lx_symrep<text:tab/>:symbol_rep</text:p>
      <text:p text:style-name="P1"><text:tab/>=&gt; sm_obj_type<text:tab/>:TYPE_SPEC</text:p>
      <text:p text:style-name="P1"><text:tab/>=&gt; xd_region<text:tab/>:SOURCE_NAME</text:p>
      <text:p text:style-name="P1"><text:tab/>=&gt; cd_level<text:tab/>:Integer</text:p>
      <text:p text:style-name="P1"><text:tab/>=&gt; cd_offset<text:tab/>:Integer</text:p>
      <text:p text:style-name="P1"><text:tab/>;</text:p>
      <text:p text:style-name="P1">type_id<text:tab/>=&gt;</text:p>
      <text:p text:style-name="P1"><text:tab/>=&gt; lx_srcpos<text:tab/>:Source_Position</text:p>
      <text:p text:style-name="P1"><text:tab/>=&gt; lx_symrep<text:tab/>:symbol_rep</text:p>
      <text:p text:style-name="P1"><text:tab/>=&gt; sm_type_spec<text:tab/>:TYPE_SPEC</text:p>
      <text:p text:style-name="P1"><text:tab/>=&gt; sm_first<text:tab/>:DEF_NAME</text:p>
      <text:p text:style-name="P1"><text:tab/>=&gt; xd_region<text:tab/>:SOURCE_NAME</text:p>
      <text:p text:style-name="P1"><text:tab/>;</text:p>
      <text:p text:style-name="P1">subtype_id<text:tab/>=&gt;</text:p>
      <text:p text:style-name="P1"><text:tab/>=&gt; lx_srcpos<text:tab/>:Source_Position</text:p>
      <text:p text:style-name="P1"><text:tab/>=&gt; lx_symrep<text:tab/>:symbol_rep</text:p>
      <text:p text:style-name="P1"><text:tab/>=&gt; sm_type_spec<text:tab/>:TYPE_SPEC</text:p>
      <text:p text:style-name="P1"><text:tab/>=&gt; xd_region<text:tab/>:SOURCE_NAME</text:p>
      <text:p text:style-name="P1"><text:tab/>;</text:p>
      <text:p text:style-name="P1">private_type_id<text:tab/>=&gt;</text:p>
      <text:p text:style-name="P1"><text:tab/>=&gt; lx_srcpos<text:tab/>:Source_Position</text:p>
      <text:p text:style-name="P1"><text:tab/>=&gt; lx_symrep<text:tab/>:symbol_rep</text:p>
      <text:p text:style-name="P1"><text:tab/>=&gt; sm_type_spec<text:tab/>:TYPE_SPEC</text:p>
      <text:p text:style-name="P1"><text:tab/>=&gt; xd_region<text:tab/>:SOURCE_NAME</text:p>
      <text:p text:style-name="P1"><text:tab/>;</text:p>
      <text:p text:style-name="P1">l_private_type_id<text:tab/>=&gt;</text:p>
      <text:p text:style-name="P1"><text:tab/>=&gt; lx_srcpos<text:tab/>:Source_Position</text:p>
      <text:p text:style-name="P1"><text:tab/>=&gt; lx_symrep<text:tab/>:symbol_rep</text:p>
      <text:p text:style-name="P1"><text:tab/>=&gt; sm_type_spec<text:tab/>:TYPE_SPEC</text:p>
      <text:p text:style-name="P1"><text:tab/>=&gt; xd_region<text:tab/>:SOURCE_NAME</text:p>
      <text:p text:style-name="P1"><text:tab/>;</text:p>
      <text:p text:style-name="P1"><text:soft-page-break/>procedure_id<text:tab/>=&gt;</text:p>
      <text:p text:style-name="P1"><text:tab/>=&gt; lx_srcpos<text:tab/>:Source_Position</text:p>
      <text:p text:style-name="P1"><text:tab/>=&gt; lx_symrep<text:tab/>:symbol_rep</text:p>
      <text:p text:style-name="P1"><text:tab/>=&gt; sm_first<text:tab/>:DEF_NAME</text:p>
      <text:p text:style-name="P1"><text:tab/>=&gt; sm_spec<text:tab/>:HEADER</text:p>
      <text:p text:style-name="P1"><text:tab/>=&gt; sm_unit_desc<text:tab/>:UNIT_DESC</text:p>
      <text:p text:style-name="P1"><text:tab/>=&gt; sm_address<text:tab/>:EXP</text:p>
      <text:p text:style-name="P1"><text:tab/>=&gt; sm_is_inline<text:tab/>:BOOLEAN</text:p>
      <text:p text:style-name="P1"><text:tab/>=&gt; sm_interface<text:tab/>:PREDEF_NAME</text:p>
      <text:p text:style-name="P1"><text:tab/>=&gt; xd_region<text:tab/>:SOURCE_NAME</text:p>
      <text:p text:style-name="P1"><text:tab/>=&gt; xd_stub<text:tab/>:stub</text:p>
      <text:p text:style-name="P1"><text:tab/>=&gt; xd_body<text:tab/>:SUBUNIT_BODY</text:p>
      <text:p text:style-name="P1"><text:tab/>=&gt; cd_compiled<text:tab/>:BOOLEAN</text:p>
      <text:p text:style-name="P1"><text:tab/>=&gt; cd_level<text:tab/>:Integer</text:p>
      <text:p text:style-name="P1"><text:tab/>=&gt; cd_label<text:tab/>:Integer</text:p>
      <text:p text:style-name="P1"><text:tab/>=&gt; cd_param_size<text:tab/>:Integer</text:p>
      <text:p text:style-name="P1"><text:tab/>;</text:p>
      <text:p text:style-name="P1">function_id<text:tab/>=&gt;</text:p>
      <text:p text:style-name="P1"><text:tab/>=&gt; lx_srcpos<text:tab/>:Source_Position</text:p>
      <text:p text:style-name="P1"><text:tab/>=&gt; lx_symrep<text:tab/>:symbol_rep</text:p>
      <text:p text:style-name="P1"><text:tab/>=&gt; sm_first<text:tab/>:DEF_NAME</text:p>
      <text:p text:style-name="P1"><text:tab/>=&gt; sm_spec<text:tab/>:HEADER</text:p>
      <text:p text:style-name="P1"><text:tab/>=&gt; sm_unit_desc<text:tab/>:UNIT_DESC</text:p>
      <text:p text:style-name="P1"><text:tab/>=&gt; sm_address<text:tab/>:EXP</text:p>
      <text:p text:style-name="P1"><text:tab/>=&gt; sm_is_inline<text:tab/>:BOOLEAN</text:p>
      <text:p text:style-name="P1"><text:tab/>=&gt; sm_interface<text:tab/>:PREDEF_NAME</text:p>
      <text:p text:style-name="P1"><text:tab/>=&gt; xd_region<text:tab/>:SOURCE_NAME</text:p>
      <text:p text:style-name="P1"><text:tab/>=&gt; xd_stub<text:tab/>:stub</text:p>
      <text:p text:style-name="P1"><text:tab/>=&gt; xd_body<text:tab/>:SUBUNIT_BODY</text:p>
      <text:p text:style-name="P1"><text:tab/>=&gt; cd_compiled<text:tab/>:BOOLEAN</text:p>
      <text:p text:style-name="P1"><text:tab/>=&gt; cd_level<text:tab/>:Integer</text:p>
      <text:p text:style-name="P1"><text:tab/>=&gt; cd_label<text:tab/>:Integer</text:p>
      <text:p text:style-name="P1"><text:tab/>=&gt; cd_param_size<text:tab/>:Integer</text:p>
      <text:p text:style-name="P1"><text:tab/>=&gt; cd_result_size<text:tab/>:Integer</text:p>
      <text:p text:style-name="P1"><text:tab/>;</text:p>
      <text:p text:style-name="P1">operator_id<text:tab/>=&gt;</text:p>
      <text:p text:style-name="P1"><text:tab/>=&gt; lx_srcpos<text:tab/>:Source_Position</text:p>
      <text:p text:style-name="P1"><text:tab/>=&gt; lx_symrep<text:tab/>:symbol_rep</text:p>
      <text:p text:style-name="P1"><text:tab/>=&gt; sm_first<text:tab/>:DEF_NAME</text:p>
      <text:p text:style-name="P1"><text:tab/>=&gt; sm_spec<text:tab/>:HEADER</text:p>
      <text:p text:style-name="P1"><text:tab/>=&gt; sm_unit_desc<text:tab/>:UNIT_DESC</text:p>
      <text:p text:style-name="P1"><text:tab/>=&gt; sm_address<text:tab/>:EXP</text:p>
      <text:p text:style-name="P1"><text:tab/>=&gt; sm_is_inline<text:tab/>:BOOLEAN</text:p>
      <text:p text:style-name="P1"><text:tab/>=&gt; sm_interface<text:tab/>:PREDEF_NAME</text:p>
      <text:p text:style-name="P1"><text:tab/>=&gt; xd_region<text:tab/>:SOURCE_NAME</text:p>
      <text:p text:style-name="P1"><text:tab/>=&gt; xd_stub<text:tab/>:stub</text:p>
      <text:p text:style-name="P1"><text:tab/>=&gt; xd_body<text:tab/>:SUBUNIT_BODY</text:p>
      <text:p text:style-name="P1"><text:tab/>=&gt; cd_compiled<text:tab/>:BOOLEAN</text:p>
      <text:p text:style-name="P1"><text:tab/>=&gt; cd_level<text:tab/>:Integer</text:p>
      <text:p text:style-name="P1"><text:tab/>=&gt; cd_label<text:tab/>:Integer</text:p>
      <text:p text:style-name="P1"><text:tab/>=&gt; cd_param_size<text:tab/>:Integer</text:p>
      <text:p text:style-name="P1"><text:tab/>=&gt; xd_not_equal<text:tab/>:operator_id</text:p>
      <text:p text:style-name="P1"><text:tab/>;</text:p>
      <text:p text:style-name="P1">package_id<text:tab/>=&gt;</text:p>
      <text:p text:style-name="P1"><text:tab/>=&gt; lx_srcpos<text:tab/>:Source_Position</text:p>
      <text:p text:style-name="P1"><text:tab/>=&gt; lx_symrep<text:tab/>:symbol_rep</text:p>
      <text:p text:style-name="P1"><text:tab/>=&gt; sm_first<text:tab/>:DEF_NAME</text:p>
      <text:p text:style-name="P1"><text:tab/>=&gt; sm_spec<text:tab/>:HEADER</text:p>
      <text:p text:style-name="P1"><text:tab/>=&gt; sm_unit_desc<text:tab/>:UNIT_DESC</text:p>
      <text:p text:style-name="P1"><text:tab/>=&gt; sm_address<text:tab/>:EXP</text:p>
      <text:p text:style-name="P1"><text:tab/>=&gt; xd_region<text:tab/>:SOURCE_NAME</text:p>
      <text:p text:style-name="P1"><text:tab/>=&gt; xd_stub<text:tab/>:stub</text:p>
      <text:p text:style-name="P1"><text:tab/>=&gt; xd_body<text:tab/>:SUBUNIT_BODY</text:p>
      <text:p text:style-name="P1"><text:tab/>=&gt; cd_compiled<text:tab/>:BOOLEAN</text:p>
      <text:p text:style-name="P1"><text:tab/>;</text:p>
      <text:p text:style-name="P1">generic_id<text:tab/>=&gt;</text:p>
      <text:p text:style-name="P1"><text:tab/>=&gt; lx_srcpos<text:tab/>:Source_Position</text:p>
      <text:p text:style-name="P1"><text:tab/>=&gt; lx_symrep<text:tab/>:symbol_rep</text:p>
      <text:p text:style-name="P1"><text:tab/>=&gt; sm_first<text:tab/>:DEF_NAME</text:p>
      <text:p text:style-name="P1"><text:tab/>=&gt; sm_spec<text:tab/>:HEADER</text:p>
      <text:p text:style-name="P1"><text:tab/>=&gt; sm_generic_param_s<text:tab/>:item_s</text:p>
      <text:p text:style-name="P1"><text:tab/>=&gt; sm_body<text:tab/>:BODY</text:p>
      <text:p text:style-name="P1"><text:tab/>=&gt; sm_is_inline<text:tab/>:BOOLEAN</text:p>
      <text:p text:style-name="P1"><text:tab/>=&gt; xd_region<text:tab/>:SOURCE_NAME</text:p>
      <text:p text:style-name="P1"><text:tab/>=&gt; xd_stub<text:tab/>:stub</text:p>
      <text:p text:style-name="P1"><text:tab/>=&gt; xd_body<text:tab/>:SUBUNIT_BODY</text:p>
      <text:p text:style-name="P1"><text:tab/>;</text:p>
      <text:p text:style-name="P1">task_body_id<text:tab/>=&gt;</text:p>
      <text:p text:style-name="P1"><text:tab/>=&gt; lx_srcpos<text:tab/>:Source_Position</text:p>
      <text:p text:style-name="P1"><text:tab/>=&gt; lx_symrep<text:tab/>:symbol_rep</text:p>
      <text:p text:style-name="P1"><text:tab/>=&gt; sm_first<text:tab/>:DEF_NAME</text:p>
      <text:p text:style-name="P1"><text:tab/>=&gt; sm_type_spec<text:tab/>:TYPE_SPEC</text:p>
      <text:p text:style-name="P1"><text:tab/>=&gt; sm_body<text:tab/>:BODY</text:p>
      <text:p text:style-name="P1"><text:tab/>=&gt; xd_region<text:tab/>:SOURCE_NAME</text:p>
      <text:p text:style-name="P1"><text:tab/>;</text:p>
      <text:p text:style-name="P1">label_id<text:tab/>=&gt;</text:p>
      <text:p text:style-name="P1"><text:tab/>=&gt; lx_srcpos<text:tab/>:Source_Position</text:p>
      <text:p text:style-name="P1"><text:tab/>=&gt; lx_symrep<text:tab/>:symbol_rep</text:p>
      <text:p text:style-name="P1"><text:tab/>=&gt; sm_stm<text:tab/>:STM</text:p>
      <text:p text:style-name="P1"><text:tab/>=&gt; xd_region<text:tab/>:SOURCE_NAME</text:p>
      <text:p text:style-name="P1"><text:tab/>=&gt; cd_label<text:tab/>:Integer</text:p>
      <text:p text:style-name="P1"><text:tab/>;</text:p>
      <text:p text:style-name="P1">block_loop_id<text:tab/>=&gt;</text:p>
      <text:p text:style-name="P1"><text:tab/>=&gt; lx_srcpos<text:tab/>:Source_Position</text:p>
      <text:p text:style-name="P1"><text:tab/>=&gt; lx_symrep<text:tab/>:symbol_rep</text:p>
      <text:p text:style-name="P1"><text:tab/>=&gt; sm_stm<text:tab/>:STM</text:p>
      <text:p text:style-name="P1"><text:tab/>=&gt; xd_region<text:tab/>:SOURCE_NAME</text:p>
      <text:p text:style-name="P1"><text:tab/>;</text:p>
      <text:p text:style-name="P1">entry_id<text:tab/>=&gt;</text:p>
      <text:p text:style-name="P1"><text:tab/>=&gt; lx_srcpos<text:tab/>:Source_Position</text:p>
      <text:p text:style-name="P1"><text:tab/>=&gt; lx_symrep<text:tab/>:symbol_rep</text:p>
      <text:p text:style-name="P1"><text:tab/>=&gt; sm_spec<text:tab/>:HEADER</text:p>
      <text:p text:style-name="P1"><text:tab/>=&gt; sm_address<text:tab/>:EXP</text:p>
      <text:p text:style-name="P1"><text:tab/>=&gt; xd_region<text:tab/>:SOURCE_NAME</text:p>
      <text:p text:style-name="P1"><text:tab/>;</text:p>
      <text:p text:style-name="P1">exception_id<text:tab/>=&gt;</text:p>
      <text:p text:style-name="P1"><text:tab/>=&gt; lx_srcpos<text:tab/>:Source_Position</text:p>
      <text:p text:style-name="P1"><text:tab/>=&gt; lx_symrep<text:tab/>:symbol_rep</text:p>
      <text:p text:style-name="P1"><text:tab/>=&gt; sm_renames_exc<text:tab/>:NAME</text:p>
      <text:p text:style-name="P1"><text:tab/>=&gt; xd_region<text:tab/>:SOURCE_NAME</text:p>
      <text:p text:style-name="P1"><text:tab/>=&gt; cd_label<text:tab/>:Integer</text:p>
      <text:p text:style-name="P1"><text:tab/>;</text:p>
      <text:p text:style-name="P1">attribute_id<text:tab/>=&gt;</text:p>
      <text:p text:style-name="P1"><text:tab/>=&gt; lx_srcpos<text:tab/>:Source_Position</text:p>
      <text:p text:style-name="P1"><text:tab/>=&gt; lx_symrep<text:tab/>:symbol_rep</text:p>
      <text:p text:style-name="P1"><text:tab/>=&gt; xd_pos<text:tab/>:Integer</text:p>
      <text:p text:style-name="P1"><text:tab/>;</text:p>
      <text:p text:style-name="P1">pragma_id<text:tab/>=&gt;</text:p>
      <text:p text:style-name="P1"><text:tab/>=&gt; lx_srcpos<text:tab/>:Source_Position</text:p>
      <text:p text:style-name="P1"><text:tab/>=&gt; lx_symrep<text:tab/>:symbol_rep</text:p>
      <text:p text:style-name="P1"><text:tab/>=&gt; sm_argument_id_s<text:tab/>:argument_id</text:p>
      <text:p text:style-name="P1"><text:tab/>=&gt; xd_pos<text:tab/>:Integer</text:p>
      <text:p text:style-name="P1"><text:tab/>;</text:p>
      <text:p text:style-name="P1">argument_id<text:tab/>=&gt;</text:p>
      <text:p text:style-name="P1"><text:tab/>=&gt; lx_srcpos<text:tab/>:Source_Position</text:p>
      <text:p text:style-name="P1"><text:tab/>=&gt; lx_symrep<text:tab/>:symbol_rep</text:p>
      <text:p text:style-name="P1"><text:tab/>=&gt; xd_pos<text:tab/>:Integer</text:p>
      <text:p text:style-name="P1"><text:tab/>;</text:p>
      <text:p text:style-name="P1">bltn_operator_id<text:tab/>=&gt;</text:p>
      <text:p text:style-name="P1"><text:tab/>=&gt; lx_srcpos<text:tab/>:Source_Position</text:p>
      <text:p text:style-name="P1"><text:tab/>=&gt; lx_symrep<text:tab/>:symbol_rep</text:p>
      <text:p text:style-name="P1"><text:tab/>=&gt; sm_operator<text:tab/>:Integer</text:p>
      <text:p text:style-name="P1"><text:tab/>;</text:p>
      <text:p text:style-name="P1">block_master<text:tab/>=&gt;</text:p>
      <text:p text:style-name="P1"><text:tab/>=&gt; lx_srcpos<text:tab/>:Source_Position</text:p>
      <text:p text:style-name="P1"><text:tab/>=&gt; sm_stm<text:tab/>:STM</text:p>
      <text:p text:style-name="P1"><text:tab/>;</text:p>
      <text:p text:style-name="P1">dscrmt_decl<text:tab/>=&gt;</text:p>
      <text:p text:style-name="P1"><text:tab/>=&gt; as_source_name_s<text:tab/>:source_name_s</text:p>
      <text:p text:style-name="P1"><text:tab/>=&gt; as_name<text:tab/>:NAME</text:p>
      <text:p text:style-name="P1"><text:tab/>=&gt; as_exp<text:tab/>:EXP</text:p>
      <text:p text:style-name="P1"><text:tab/>=&gt; lx_srcpos<text:tab/>:Source_Position</text:p>
      <text:p text:style-name="P1"><text:tab/>;</text:p>
      <text:p text:style-name="P1">in<text:tab/>=&gt;</text:p>
      <text:p text:style-name="P1"><text:tab/>=&gt; as_source_name_s<text:tab/>:source_name_s</text:p>
      <text:p text:style-name="P1"><text:tab/>=&gt; as_name<text:tab/>:NAME</text:p>
      <text:p text:style-name="P1"><text:tab/>=&gt; as_exp<text:tab/>:EXP</text:p>
      <text:p text:style-name="P1"><text:tab/>=&gt; lx_srcpos<text:tab/>:Source_Position</text:p>
      <text:p text:style-name="P1"><text:tab/>=&gt; lx_default<text:tab/>:BOOLEAN</text:p>
      <text:p text:style-name="P1"><text:tab/>;</text:p>
      <text:p text:style-name="P1">out<text:tab/>=&gt;</text:p>
      <text:p text:style-name="P1"><text:tab/>=&gt; as_source_name_s<text:tab/>:source_name_s</text:p>
      <text:p text:style-name="P1"><text:tab/>=&gt; as_name<text:tab/>:NAME</text:p>
      <text:p text:style-name="P1"><text:tab/>=&gt; as_exp<text:tab/>:EXP</text:p>
      <text:p text:style-name="P1"><text:tab/>=&gt; lx_srcpos<text:tab/>:Source_Position</text:p>
      <text:p text:style-name="P1"><text:tab/>;</text:p>
      <text:p text:style-name="P1">in_out<text:tab/>=&gt;</text:p>
      <text:p text:style-name="P1"><text:tab/>=&gt; as_source_name_s<text:tab/>:source_name_s</text:p>
      <text:p text:style-name="P1"><text:tab/>=&gt; as_name<text:tab/>:NAME</text:p>
      <text:p text:style-name="P1"><text:tab/>=&gt; as_exp<text:tab/>:EXP</text:p>
      <text:p text:style-name="P1"><text:tab/>=&gt; lx_srcpos<text:tab/>:Source_Position</text:p>
      <text:p text:style-name="P1"><text:tab/>;</text:p>
      <text:p text:style-name="P1">constant_decl<text:tab/>=&gt;</text:p>
      <text:p text:style-name="P1"><text:tab/>=&gt; as_source_name_s<text:tab/>:source_name_s</text:p>
      <text:p text:style-name="P1"><text:tab/>=&gt; as_exp<text:tab/>:EXP</text:p>
      <text:p text:style-name="P1"><text:tab/>=&gt; as_type_def<text:tab/>:TYPE_DEF</text:p>
      <text:p text:style-name="P1"><text:tab/>=&gt; lx_srcpos<text:tab/>:Source_Position</text:p>
      <text:p text:style-name="P1"><text:tab/>;</text:p>
      <text:p text:style-name="P1">variable_decl<text:tab/>=&gt;</text:p>
      <text:p text:style-name="P1"><text:tab/>=&gt; as_source_name_s<text:tab/>:source_name_s</text:p>
      <text:p text:style-name="P1"><text:soft-page-break/><text:tab/>=&gt; as_exp<text:tab/>:EXP</text:p>
      <text:p text:style-name="P1"><text:tab/>=&gt; as_type_def<text:tab/>:TYPE_DEF</text:p>
      <text:p text:style-name="P1"><text:tab/>=&gt; lx_srcpos<text:tab/>:Source_Position</text:p>
      <text:p text:style-name="P1"><text:tab/>;</text:p>
      <text:p text:style-name="P1">number_decl<text:tab/>=&gt;</text:p>
      <text:p text:style-name="P1"><text:tab/>=&gt; as_source_name_s<text:tab/>:source_name_s</text:p>
      <text:p text:style-name="P1"><text:tab/>=&gt; as_exp<text:tab/>:EXP</text:p>
      <text:p text:style-name="P1"><text:tab/>=&gt; lx_srcpos<text:tab/>:Source_Position</text:p>
      <text:p text:style-name="P1"><text:tab/>;</text:p>
      <text:p text:style-name="P1">exception_decl<text:tab/>=&gt;</text:p>
      <text:p text:style-name="P1"><text:tab/>=&gt; as_source_name_s<text:tab/>:source_name_s</text:p>
      <text:p text:style-name="P1"><text:tab/>=&gt; lx_srcpos<text:tab/>:Source_Position</text:p>
      <text:p text:style-name="P1"><text:tab/>;</text:p>
      <text:p text:style-name="P1">deferred_constant_decl<text:tab/>=&gt;</text:p>
      <text:p text:style-name="P1"><text:tab/>=&gt; as_source_name_s<text:tab/>:source_name_s</text:p>
      <text:p text:style-name="P1"><text:tab/>=&gt; as_name<text:tab/>:NAME</text:p>
      <text:p text:style-name="P1"><text:tab/>=&gt; lx_srcpos<text:tab/>:Source_Position</text:p>
      <text:p text:style-name="P1"><text:tab/>;</text:p>
      <text:p text:style-name="P1">type_decl<text:tab/>=&gt;</text:p>
      <text:p text:style-name="P1"><text:tab/>=&gt; as_source_name<text:tab/>:SOURCE_NAME</text:p>
      <text:p text:style-name="P1"><text:tab/>=&gt; as_dscrmt_decl_s<text:tab/>:dscrmt_decl_s</text:p>
      <text:p text:style-name="P1"><text:tab/>=&gt; as_type_def<text:tab/>:TYPE_DEF</text:p>
      <text:p text:style-name="P1"><text:tab/>=&gt; lx_srcpos<text:tab/>:Source_Position</text:p>
      <text:p text:style-name="P1"><text:tab/>;</text:p>
      <text:p text:style-name="P1">subtype_decl<text:tab/>=&gt;</text:p>
      <text:p text:style-name="P1"><text:tab/>=&gt; as_source_name<text:tab/>:SOURCE_NAME</text:p>
      <text:p text:style-name="P1"><text:tab/>=&gt; as_subtype_indication<text:tab/>:subtype_indication</text:p>
      <text:p text:style-name="P1"><text:tab/>=&gt; lx_srcpos<text:tab/>:Source_Position</text:p>
      <text:p text:style-name="P1"><text:tab/>;</text:p>
      <text:p text:style-name="P1">task_decl<text:tab/>=&gt;</text:p>
      <text:p text:style-name="P1"><text:tab/>=&gt; as_source_name<text:tab/>:SOURCE_NAME</text:p>
      <text:p text:style-name="P1"><text:tab/>=&gt; as_decl_s<text:tab/>:decl_s</text:p>
      <text:p text:style-name="P1"><text:tab/>=&gt; lx_srcpos<text:tab/>:Source_Position</text:p>
      <text:p text:style-name="P1"><text:tab/>;</text:p>
      <text:p text:style-name="P1">generic_decl<text:tab/>=&gt;</text:p>
      <text:p text:style-name="P1"><text:tab/>=&gt; as_source_name<text:tab/>:SOURCE_NAME</text:p>
      <text:p text:style-name="P1"><text:tab/>=&gt; as_header<text:tab/>:HEADER</text:p>
      <text:p text:style-name="P1"><text:tab/>=&gt; as_item_s<text:tab/>:item_s</text:p>
      <text:p text:style-name="P1"><text:tab/>=&gt; lx_srcpos<text:tab/>:Source_Position</text:p>
      <text:p text:style-name="P1"><text:tab/>;</text:p>
      <text:p text:style-name="P1">subprog_entry_decl<text:tab/>=&gt;</text:p>
      <text:p text:style-name="P1"><text:tab/>=&gt; as_source_name<text:tab/>:SOURCE_NAME</text:p>
      <text:p text:style-name="P1"><text:tab/>=&gt; as_header<text:tab/>:HEADER</text:p>
      <text:p text:style-name="P1"><text:tab/>=&gt; as_unit_kind<text:tab/>:UNIT_KIND</text:p>
      <text:p text:style-name="P1"><text:tab/>=&gt; lx_srcpos<text:tab/>:Source_Position</text:p>
      <text:p text:style-name="P1"><text:tab/>;</text:p>
      <text:p text:style-name="P1">package_decl<text:tab/>=&gt;</text:p>
      <text:p text:style-name="P1"><text:tab/>=&gt; as_source_name<text:tab/>:SOURCE_NAME</text:p>
      <text:p text:style-name="P1"><text:tab/>=&gt; as_header<text:tab/>:HEADER</text:p>
      <text:p text:style-name="P1"><text:tab/>=&gt; as_unit_kind<text:tab/>:UNIT_KIND</text:p>
      <text:p text:style-name="P1"><text:tab/>=&gt; lx_srcpos<text:tab/>:Source_Position</text:p>
      <text:p text:style-name="P1"><text:tab/>;</text:p>
      <text:p text:style-name="P1">renames_obj_decl<text:tab/>=&gt;</text:p>
      <text:p text:style-name="P1"><text:tab/>=&gt; as_source_name<text:tab/>:SOURCE_NAME</text:p>
      <text:p text:style-name="P1"><text:tab/>=&gt; as_name<text:tab/>:NAME</text:p>
      <text:p text:style-name="P1"><text:tab/>=&gt; as_type_mark_name<text:tab/>:NAME</text:p>
      <text:p text:style-name="P1"><text:tab/>=&gt; lx_srcpos<text:tab/>:Source_Position</text:p>
      <text:p text:style-name="P1"><text:tab/>;</text:p>
      <text:p text:style-name="P1">renames_exc_decl<text:tab/>=&gt;</text:p>
      <text:p text:style-name="P1"><text:tab/>=&gt; as_source_name<text:tab/>:SOURCE_NAME</text:p>
      <text:p text:style-name="P1"><text:tab/>=&gt; as_name<text:tab/>:NAME</text:p>
      <text:p text:style-name="P1"><text:tab/>=&gt; lx_srcpos<text:tab/>:Source_Position</text:p>
      <text:p text:style-name="P1"><text:tab/>;</text:p>
      <text:p text:style-name="P1">null_comp_decl<text:tab/>=&gt;</text:p>
      <text:p text:style-name="P1"><text:tab/>=&gt; lx_srcpos<text:tab/>:Source_Position</text:p>
      <text:p text:style-name="P1"><text:tab/>;</text:p>
      <text:p text:style-name="P1">length_enum_rep<text:tab/>=&gt;</text:p>
      <text:p text:style-name="P1"><text:tab/>=&gt; as_name<text:tab/>:NAME</text:p>
      <text:p text:style-name="P1"><text:tab/>=&gt; as_exp<text:tab/>:EXP</text:p>
      <text:p text:style-name="P1"><text:tab/>=&gt; lx_srcpos<text:tab/>:Source_Position</text:p>
      <text:p text:style-name="P1"><text:tab/>;</text:p>
      <text:p text:style-name="P1">address<text:tab/>=&gt;</text:p>
      <text:p text:style-name="P1"><text:tab/>=&gt; as_name<text:tab/>:NAME</text:p>
      <text:p text:style-name="P1"><text:tab/>=&gt; as_exp<text:tab/>:EXP</text:p>
      <text:p text:style-name="P1"><text:tab/>=&gt; lx_srcpos<text:tab/>:Source_Position</text:p>
      <text:p text:style-name="P1"><text:tab/>;</text:p>
      <text:p text:style-name="P1">record_rep<text:tab/>=&gt;</text:p>
      <text:p text:style-name="P1"><text:tab/>=&gt; as_name<text:tab/>:NAME</text:p>
      <text:p text:style-name="P1"><text:tab/>=&gt; as_alignment_clause<text:tab/>:ALIGNMENT_CLAUSE</text:p>
      <text:p text:style-name="P1"><text:tab/>=&gt; as_comp_rep_s<text:tab/>:comp_rep_s</text:p>
      <text:p text:style-name="P1"><text:tab/>=&gt; lx_srcpos<text:tab/>:Source_Position</text:p>
      <text:p text:style-name="P1"><text:tab/>;</text:p>
      <text:p text:style-name="P1">use<text:tab/>=&gt;</text:p>
      <text:p text:style-name="P1"><text:tab/>=&gt; as_name_s<text:tab/>:name_s</text:p>
      <text:p text:style-name="P1"><text:tab/>=&gt; lx_srcpos<text:tab/>:Source_Position</text:p>
      <text:p text:style-name="P1"><text:tab/>;</text:p>
      <text:p text:style-name="P1">pragma<text:tab/>=&gt;</text:p>
      <text:p text:style-name="P1"><text:tab/>=&gt; as_used_name_id<text:tab/>:used_name_id</text:p>
      <text:p text:style-name="P1"><text:tab/>=&gt; as_general_assoc_s<text:tab/>:general_assoc_s</text:p>
      <text:p text:style-name="P1"><text:tab/>=&gt; lx_srcpos<text:tab/>:Source_Position</text:p>
      <text:p text:style-name="P1"><text:tab/>;</text:p>
      <text:p text:style-name="P1">subprogram_body<text:tab/>=&gt;</text:p>
      <text:p text:style-name="P1"><text:tab/>=&gt; as_source_name<text:tab/>:SOURCE_NAME</text:p>
      <text:p text:style-name="P1"><text:tab/>=&gt; as_body<text:tab/>:BODY</text:p>
      <text:p text:style-name="P1"><text:tab/>=&gt; as_header<text:tab/>:HEADER</text:p>
      <text:p text:style-name="P1"><text:tab/>=&gt; lx_srcpos<text:tab/>:Source_Position</text:p>
      <text:p text:style-name="P1"><text:tab/>;</text:p>
      <text:p text:style-name="P1">package_body<text:tab/>=&gt;</text:p>
      <text:p text:style-name="P1"><text:tab/>=&gt; as_source_name<text:tab/>:SOURCE_NAME</text:p>
      <text:p text:style-name="P1"><text:tab/>=&gt; as_body<text:tab/>:BODY</text:p>
      <text:p text:style-name="P1"><text:tab/>=&gt; lx_srcpos<text:tab/>:Source_Position</text:p>
      <text:p text:style-name="P1"><text:tab/>;</text:p>
      <text:p text:style-name="P1">task_body<text:tab/>=&gt;</text:p>
      <text:p text:style-name="P1"><text:tab/>=&gt; as_source_name<text:tab/>:SOURCE_NAME</text:p>
      <text:p text:style-name="P1"><text:tab/>=&gt; as_body<text:tab/>:BODY</text:p>
      <text:p text:style-name="P1"><text:tab/>=&gt; lx_srcpos<text:tab/>:Source_Position</text:p>
      <text:p text:style-name="P1"><text:tab/>;</text:p>
      <text:p text:style-name="P1">subunit<text:tab/>=&gt;</text:p>
      <text:p text:style-name="P1"><text:tab/>=&gt; as_name<text:tab/>:NAME</text:p>
      <text:p text:style-name="P1"><text:tab/>=&gt; as_subunit_body<text:tab/>:SUBUNIT_BODY</text:p>
      <text:p text:style-name="P1"><text:tab/>=&gt; lx_srcpos<text:tab/>:Source_Position</text:p>
      <text:p text:style-name="P1"><text:tab/>;</text:p>
      <text:p text:style-name="P1">enumeration_def<text:tab/>=&gt;</text:p>
      <text:p text:style-name="P1"><text:tab/>=&gt; as_enum_literal_s<text:tab/>:enum_literal_s</text:p>
      <text:p text:style-name="P1"><text:tab/>=&gt; lx_srcpos<text:tab/>:Source_Position</text:p>
      <text:p text:style-name="P1"><text:tab/>;</text:p>
      <text:p text:style-name="P1">subtype_indication<text:tab/>=&gt;</text:p>
      <text:p text:style-name="P1"><text:tab/>=&gt; as_constraint<text:tab/>:CONSTRAINT</text:p>
      <text:p text:style-name="P1"><text:tab/>=&gt; as_name<text:tab/>:NAME</text:p>
      <text:p text:style-name="P1"><text:tab/>=&gt; lx_srcpos<text:tab/>:Source_Position</text:p>
      <text:p text:style-name="P1"><text:tab/>;</text:p>
      <text:p text:style-name="P1">integer_def<text:tab/>=&gt;</text:p>
      <text:p text:style-name="P1"><text:tab/>=&gt; as_constraint<text:tab/>:CONSTRAINT</text:p>
      <text:p text:style-name="P1"><text:tab/>=&gt; lx_srcpos<text:tab/>:Source_Position</text:p>
      <text:p text:style-name="P1"><text:tab/>;</text:p>
      <text:p text:style-name="P1">float_def<text:tab/>=&gt;</text:p>
      <text:p text:style-name="P1"><text:tab/>=&gt; as_constraint<text:tab/>:CONSTRAINT</text:p>
      <text:p text:style-name="P1"><text:tab/>=&gt; lx_srcpos<text:tab/>:Source_Position</text:p>
      <text:p text:style-name="P1"><text:tab/>;</text:p>
      <text:p text:style-name="P1">fixed_def<text:tab/>=&gt;</text:p>
      <text:p text:style-name="P1"><text:tab/>=&gt; as_constraint<text:tab/>:CONSTRAINT</text:p>
      <text:p text:style-name="P1"><text:tab/>=&gt; lx_srcpos<text:tab/>:Source_Position</text:p>
      <text:p text:style-name="P1"><text:tab/>;</text:p>
      <text:p text:style-name="P1">constrained_array_def<text:tab/>=&gt;</text:p>
      <text:p text:style-name="P1"><text:tab/>=&gt; as_subtype_indication<text:tab/>:subtype_indication</text:p>
      <text:p text:style-name="P1"><text:tab/>=&gt; as_constraint<text:tab/>:CONSTRAINT</text:p>
      <text:p text:style-name="P1"><text:tab/>=&gt; lx_srcpos<text:tab/>:Source_Position</text:p>
      <text:p text:style-name="P1"><text:tab/>;</text:p>
      <text:p text:style-name="P1">unconstrained_array_def<text:tab/>=&gt;</text:p>
      <text:p text:style-name="P1"><text:tab/>=&gt; as_subtype_indication<text:tab/>:subtype_indication</text:p>
      <text:p text:style-name="P1"><text:tab/>=&gt; as_index_s<text:tab/>:index_s</text:p>
      <text:p text:style-name="P1"><text:tab/>=&gt; lx_srcpos<text:tab/>:Source_Position</text:p>
      <text:p text:style-name="P1"><text:tab/>;</text:p>
      <text:p text:style-name="P1">access_def<text:tab/>=&gt;</text:p>
      <text:p text:style-name="P1"><text:tab/>=&gt; as_subtype_indication<text:tab/>:subtype_indication</text:p>
      <text:p text:style-name="P1"><text:tab/>=&gt; lx_srcpos<text:tab/>:Source_Position</text:p>
      <text:p text:style-name="P1"><text:tab/>;</text:p>
      <text:p text:style-name="P1">derived_def<text:tab/>=&gt;</text:p>
      <text:p text:style-name="P1"><text:tab/>=&gt; as_subtype_indication<text:tab/>:subtype_indication</text:p>
      <text:p text:style-name="P1"><text:tab/>=&gt; lx_srcpos<text:tab/>:Source_Position</text:p>
      <text:p text:style-name="P1"><text:tab/>=&gt; xd_derived_subprog_list<text:tab/>:SUBPROG_NAME</text:p>
      <text:p text:style-name="P1"><text:tab/>;</text:p>
      <text:p text:style-name="P1">record_def<text:tab/>=&gt;</text:p>
      <text:p text:style-name="P1"><text:tab/>=&gt; as_comp_list<text:tab/>:comp_list</text:p>
      <text:p text:style-name="P1"><text:tab/>=&gt; lx_srcpos<text:tab/>:Source_Position</text:p>
      <text:p text:style-name="P1"><text:tab/>;</text:p>
      <text:p text:style-name="P1">private_def<text:tab/>=&gt;</text:p>
      <text:p text:style-name="P1"><text:tab/>=&gt; lx_srcpos<text:tab/>:Source_Position</text:p>
      <text:p text:style-name="P1"><text:tab/>;</text:p>
      <text:p text:style-name="P1">l_private_def<text:tab/>=&gt;</text:p>
      <text:p text:style-name="P1"><text:tab/>=&gt; lx_srcpos<text:tab/>:Source_Position</text:p>
      <text:p text:style-name="P1"><text:tab/>;</text:p>
      <text:p text:style-name="P1"><text:soft-page-break/>formal_dscrt_def<text:tab/>=&gt;</text:p>
      <text:p text:style-name="P1"><text:tab/>=&gt; lx_srcpos<text:tab/>:Source_Position</text:p>
      <text:p text:style-name="P1"><text:tab/>;</text:p>
      <text:p text:style-name="P1">formal_integer_def<text:tab/>=&gt;</text:p>
      <text:p text:style-name="P1"><text:tab/>=&gt; lx_srcpos<text:tab/>:Source_Position</text:p>
      <text:p text:style-name="P1"><text:tab/>;</text:p>
      <text:p text:style-name="P1">formal_fixed_def<text:tab/>=&gt;</text:p>
      <text:p text:style-name="P1"><text:tab/>=&gt; lx_srcpos<text:tab/>:Source_Position</text:p>
      <text:p text:style-name="P1"><text:tab/>;</text:p>
      <text:p text:style-name="P1">formal_float_def<text:tab/>=&gt;</text:p>
      <text:p text:style-name="P1"><text:tab/>=&gt; lx_srcpos<text:tab/>:Source_Position</text:p>
      <text:p text:style-name="P1"><text:tab/>;</text:p>
      <text:p text:style-name="P1">alternative_s<text:tab/>=&gt;</text:p>
      <text:p text:style-name="P1"><text:tab/>=&gt; as_list<text:tab/>:ALTERNATIVE_ELEM</text:p>
      <text:p text:style-name="P1"><text:tab/>=&gt; lx_srcpos<text:tab/>:Source_Position</text:p>
      <text:p text:style-name="P1"><text:tab/>;</text:p>
      <text:p text:style-name="P1">argument_id_s<text:tab/>=&gt;</text:p>
      <text:p text:style-name="P1"><text:tab/>=&gt; as_list<text:tab/>:argument_id</text:p>
      <text:p text:style-name="P1"><text:tab/>=&gt; lx_srcpos<text:tab/>:Source_Position</text:p>
      <text:p text:style-name="P1"><text:tab/>;</text:p>
      <text:p text:style-name="P1">choice_s<text:tab/>=&gt;</text:p>
      <text:p text:style-name="P1"><text:tab/>=&gt; as_list<text:tab/>:CHOICE</text:p>
      <text:p text:style-name="P1"><text:tab/>=&gt; lx_srcpos<text:tab/>:Source_Position</text:p>
      <text:p text:style-name="P1"><text:tab/>=&gt; cd_label<text:tab/>:Integer</text:p>
      <text:p text:style-name="P1"><text:tab/>;</text:p>
      <text:p text:style-name="P1">comp_rep_s<text:tab/>=&gt;</text:p>
      <text:p text:style-name="P1"><text:tab/>=&gt; as_list<text:tab/>:COMP_REP_ELEM</text:p>
      <text:p text:style-name="P1"><text:tab/>=&gt; lx_srcpos<text:tab/>:Source_Position</text:p>
      <text:p text:style-name="P1"><text:tab/>;</text:p>
      <text:p text:style-name="P1">compltn_unit_s<text:tab/>=&gt;</text:p>
      <text:p text:style-name="P1"><text:tab/>=&gt; as_list<text:tab/>:compilation_unit</text:p>
      <text:p text:style-name="P1"><text:tab/>=&gt; lx_srcpos<text:tab/>:Source_Position</text:p>
      <text:p text:style-name="P1"><text:tab/>;</text:p>
      <text:p text:style-name="P1">context_elem_s<text:tab/>=&gt;</text:p>
      <text:p text:style-name="P1"><text:tab/>=&gt; as_list<text:tab/>:CONTEXT_ELEM</text:p>
      <text:p text:style-name="P1"><text:tab/>=&gt; lx_srcpos<text:tab/>:Source_Position</text:p>
      <text:p text:style-name="P1"><text:tab/>;</text:p>
      <text:p text:style-name="P1">decl_s<text:tab/>=&gt;</text:p>
      <text:p text:style-name="P1"><text:tab/>=&gt; as_list<text:tab/>:DECL</text:p>
      <text:p text:style-name="P1"><text:tab/>=&gt; lx_srcpos<text:tab/>:Source_Position</text:p>
      <text:p text:style-name="P1"><text:tab/>;</text:p>
      <text:p text:style-name="P1">dscrmt_decl_s<text:tab/>=&gt;</text:p>
      <text:p text:style-name="P1"><text:tab/>=&gt; as_list<text:tab/>:dscrmt_decl</text:p>
      <text:p text:style-name="P1"><text:tab/>=&gt; lx_srcpos<text:tab/>:Source_Position</text:p>
      <text:p text:style-name="P1"><text:tab/>;</text:p>
      <text:p text:style-name="P1">general_assoc_s<text:tab/>=&gt;</text:p>
      <text:p text:style-name="P1"><text:tab/>=&gt; as_list<text:tab/>:GENERAL_ASSOC</text:p>
      <text:p text:style-name="P1"><text:tab/>=&gt; lx_srcpos<text:tab/>:Source_Position</text:p>
      <text:p text:style-name="P1"><text:tab/>;</text:p>
      <text:p text:style-name="P1">discrete_range_s<text:tab/>=&gt;</text:p>
      <text:p text:style-name="P1"><text:tab/>=&gt; as_list<text:tab/>:DISCRETE_RANGE</text:p>
      <text:p text:style-name="P1"><text:tab/>=&gt; lx_srcpos<text:tab/>:Source_Position</text:p>
      <text:p text:style-name="P1"><text:tab/>;</text:p>
      <text:p text:style-name="P1">enum_literal_s<text:tab/>=&gt;</text:p>
      <text:p text:style-name="P1"><text:tab/>=&gt; as_list<text:tab/>:ENUM_LITERAL</text:p>
      <text:p text:style-name="P1"><text:tab/>=&gt; lx_srcpos<text:tab/>:Source_Position</text:p>
      <text:p text:style-name="P1"><text:tab/>=&gt; cd_alignment<text:tab/>:Integer</text:p>
      <text:p text:style-name="P1"><text:tab/>=&gt; cd_impl_size<text:tab/>:Integer</text:p>
      <text:p text:style-name="P1"><text:tab/>=&gt; cd_last<text:tab/>:Integer</text:p>
      <text:p text:style-name="P1"><text:tab/>;</text:p>
      <text:p text:style-name="P1">exp_s<text:tab/>=&gt;</text:p>
      <text:p text:style-name="P1"><text:tab/>=&gt; as_list<text:tab/>:EXP</text:p>
      <text:p text:style-name="P1"><text:tab/>=&gt; lx_srcpos<text:tab/>:Source_Position</text:p>
      <text:p text:style-name="P1"><text:tab/>;</text:p>
      <text:p text:style-name="P1">item_s<text:tab/>=&gt;</text:p>
      <text:p text:style-name="P1"><text:tab/>=&gt; as_list<text:tab/>:ITEM</text:p>
      <text:p text:style-name="P1"><text:tab/>=&gt; lx_srcpos<text:tab/>:Source_Position</text:p>
      <text:p text:style-name="P1"><text:tab/>;</text:p>
      <text:p text:style-name="P1">index_s<text:tab/>=&gt;</text:p>
      <text:p text:style-name="P1"><text:tab/>=&gt; as_list<text:tab/>:index</text:p>
      <text:p text:style-name="P1"><text:tab/>=&gt; lx_srcpos<text:tab/>:Source_Position</text:p>
      <text:p text:style-name="P1"><text:tab/>;</text:p>
      <text:p text:style-name="P1">name_s<text:tab/>=&gt;</text:p>
      <text:p text:style-name="P1"><text:tab/>=&gt; as_list<text:tab/>:NAME</text:p>
      <text:p text:style-name="P1"><text:tab/>=&gt; lx_srcpos<text:tab/>:Source_Position</text:p>
      <text:p text:style-name="P1"><text:tab/>;</text:p>
      <text:p text:style-name="P1">param_s<text:tab/>=&gt;</text:p>
      <text:p text:style-name="P1"><text:tab/>=&gt; as_list<text:tab/>:PARAM</text:p>
      <text:p text:style-name="P1"><text:tab/>=&gt; lx_srcpos<text:tab/>:Source_Position</text:p>
      <text:p text:style-name="P1"><text:tab/>;</text:p>
      <text:p text:style-name="P1">pragma_s<text:tab/>=&gt;</text:p>
      <text:p text:style-name="P1"><text:tab/>=&gt; as_list<text:tab/>:pragma</text:p>
      <text:p text:style-name="P1"><text:tab/>=&gt; lx_srcpos<text:tab/>:Source_Position</text:p>
      <text:p text:style-name="P1"><text:tab/>;</text:p>
      <text:p text:style-name="P1">scalar_s<text:tab/>=&gt;</text:p>
      <text:p text:style-name="P1"><text:tab/>=&gt; as_list<text:tab/>:SCALAR</text:p>
      <text:p text:style-name="P1"><text:tab/>=&gt; lx_srcpos<text:tab/>:Source_Position</text:p>
      <text:p text:style-name="P1"><text:tab/>;</text:p>
      <text:p text:style-name="P1">source_name_s<text:tab/>=&gt;</text:p>
      <text:p text:style-name="P1"><text:tab/>=&gt; as_list<text:tab/>:SOURCE_NAME</text:p>
      <text:p text:style-name="P1"><text:tab/>=&gt; lx_srcpos<text:tab/>:Source_Position</text:p>
      <text:p text:style-name="P1"><text:tab/>;</text:p>
      <text:p text:style-name="P1">stm_s<text:tab/>=&gt;</text:p>
      <text:p text:style-name="P1"><text:tab/>=&gt; as_list<text:tab/>:STM_ELEM</text:p>
      <text:p text:style-name="P1"><text:tab/>=&gt; lx_srcpos<text:tab/>:Source_Position</text:p>
      <text:p text:style-name="P1"><text:tab/>;</text:p>
      <text:p text:style-name="P1">test_clause_elem_s<text:tab/>=&gt;</text:p>
      <text:p text:style-name="P1"><text:tab/>=&gt; as_list<text:tab/>:TEST_CLAUSE_ELEM</text:p>
      <text:p text:style-name="P1"><text:tab/>=&gt; lx_srcpos<text:tab/>:Source_Position</text:p>
      <text:p text:style-name="P1"><text:tab/>;</text:p>
      <text:p text:style-name="P1">use_pragma_s<text:tab/>=&gt;</text:p>
      <text:p text:style-name="P1"><text:tab/>=&gt; as_list<text:tab/>:USE_PRAGMA</text:p>
      <text:p text:style-name="P1"><text:tab/>=&gt; lx_srcpos<text:tab/>:Source_Position</text:p>
      <text:p text:style-name="P1"><text:tab/>;</text:p>
      <text:p text:style-name="P1">variant_s<text:tab/>=&gt;</text:p>
      <text:p text:style-name="P1"><text:tab/>=&gt; as_list<text:tab/>:VARIANT_ELEM</text:p>
      <text:p text:style-name="P1"><text:tab/>=&gt; lx_srcpos<text:tab/>:Source_Position</text:p>
      <text:p text:style-name="P1"><text:tab/>;</text:p>
      <text:p text:style-name="P1">labeled<text:tab/>=&gt;</text:p>
      <text:p text:style-name="P1"><text:tab/>=&gt; as_source_name_s<text:tab/>:source_name_s</text:p>
      <text:p text:style-name="P1"><text:tab/>=&gt; as_pragma_s<text:tab/>:pragma_s</text:p>
      <text:p text:style-name="P1"><text:tab/>=&gt; as_stm<text:tab/>:STM</text:p>
      <text:p text:style-name="P1"><text:tab/>=&gt; lx_srcpos<text:tab/>:Source_Position</text:p>
      <text:p text:style-name="P1"><text:tab/>;</text:p>
      <text:p text:style-name="P1">null_stm<text:tab/>=&gt;</text:p>
      <text:p text:style-name="P1"><text:tab/>=&gt; lx_srcpos<text:tab/>:Source_Position</text:p>
      <text:p text:style-name="P1"><text:tab/>;</text:p>
      <text:p text:style-name="P1">abort<text:tab/>=&gt;</text:p>
      <text:p text:style-name="P1"><text:tab/>=&gt; as_name_s<text:tab/>:name_s</text:p>
      <text:p text:style-name="P1"><text:tab/>=&gt; lx_srcpos<text:tab/>:Source_Position</text:p>
      <text:p text:style-name="P1"><text:tab/>;</text:p>
      <text:p text:style-name="P1">return<text:tab/>=&gt;</text:p>
      <text:p text:style-name="P1"><text:tab/>=&gt; as_exp<text:tab/>:EXP</text:p>
      <text:p text:style-name="P1"><text:tab/>=&gt; lx_srcpos<text:tab/>:Source_Position</text:p>
      <text:p text:style-name="P1"><text:tab/>;</text:p>
      <text:p text:style-name="P1">delay<text:tab/>=&gt;</text:p>
      <text:p text:style-name="P1"><text:tab/>=&gt; as_exp<text:tab/>:EXP</text:p>
      <text:p text:style-name="P1"><text:tab/>=&gt; lx_srcpos<text:tab/>:Source_Position</text:p>
      <text:p text:style-name="P1"><text:tab/>;</text:p>
      <text:p text:style-name="P1">assign<text:tab/>=&gt;</text:p>
      <text:p text:style-name="P1"><text:tab/>=&gt; as_exp<text:tab/>:EXP</text:p>
      <text:p text:style-name="P1"><text:tab/>=&gt; as_name<text:tab/>:NAME</text:p>
      <text:p text:style-name="P1"><text:tab/>=&gt; lx_srcpos<text:tab/>:Source_Position</text:p>
      <text:p text:style-name="P1"><text:tab/>;</text:p>
      <text:p text:style-name="P1">exit<text:tab/>=&gt;</text:p>
      <text:p text:style-name="P1"><text:tab/>=&gt; as_exp<text:tab/>:EXP</text:p>
      <text:p text:style-name="P1"><text:tab/>=&gt; as_name<text:tab/>:NAME</text:p>
      <text:p text:style-name="P1"><text:tab/>=&gt; lx_srcpos<text:tab/>:Source_Position</text:p>
      <text:p text:style-name="P1"><text:tab/>=&gt; sm_stm<text:tab/>:STM</text:p>
      <text:p text:style-name="P1"><text:tab/>;</text:p>
      <text:p text:style-name="P1">code<text:tab/>=&gt;</text:p>
      <text:p text:style-name="P1"><text:tab/>=&gt; as_exp<text:tab/>:EXP</text:p>
      <text:p text:style-name="P1"><text:tab/>=&gt; as_name<text:tab/>:NAME</text:p>
      <text:p text:style-name="P1"><text:tab/>=&gt; lx_srcpos<text:tab/>:Source_Position</text:p>
      <text:p text:style-name="P1"><text:tab/>;</text:p>
      <text:p text:style-name="P1">case<text:tab/>=&gt;</text:p>
      <text:p text:style-name="P1"><text:tab/>=&gt; as_exp<text:tab/>:EXP</text:p>
      <text:p text:style-name="P1"><text:tab/>=&gt; as_alternative_s<text:tab/>:alternative_s</text:p>
      <text:p text:style-name="P1"><text:tab/>=&gt; lx_srcpos<text:tab/>:Source_Position</text:p>
      <text:p text:style-name="P1"><text:tab/>;</text:p>
      <text:p text:style-name="P1">goto<text:tab/>=&gt;</text:p>
      <text:p text:style-name="P1"><text:tab/>=&gt; as_name<text:tab/>:NAME</text:p>
      <text:p text:style-name="P1"><text:tab/>=&gt; lx_srcpos<text:tab/>:Source_Position</text:p>
      <text:p text:style-name="P1"><text:tab/>;</text:p>
      <text:p text:style-name="P1">raise<text:tab/>=&gt;</text:p>
      <text:p text:style-name="P1"><text:tab/>=&gt; as_name<text:tab/>:NAME</text:p>
      <text:p text:style-name="P1"><text:tab/>=&gt; lx_srcpos<text:tab/>:Source_Position</text:p>
      <text:p text:style-name="P1"><text:tab/>;</text:p>
      <text:p text:style-name="P1">entry_call<text:tab/>=&gt;</text:p>
      <text:p text:style-name="P1"><text:tab/>=&gt; as_name<text:tab/>:NAME</text:p>
      <text:p text:style-name="P1"><text:tab/>=&gt; as_general_assoc_s<text:tab/>:general_assoc_s</text:p>
      <text:p text:style-name="P1"><text:tab/>=&gt; lx_srcpos<text:tab/>:Source_Position</text:p>
      <text:p text:style-name="P1"><text:tab/>=&gt; sm_normalized_param_s<text:tab/>:exp_s</text:p>
      <text:p text:style-name="P1"><text:tab/>;</text:p>
      <text:p text:style-name="P1">procedure_call<text:tab/>=&gt;</text:p>
      <text:p text:style-name="P1"><text:tab/>=&gt; as_name<text:tab/>:NAME</text:p>
      <text:p text:style-name="P1"><text:tab/>=&gt; as_general_assoc_s<text:tab/>:general_assoc_s</text:p>
      <text:p text:style-name="P1"><text:tab/>=&gt; lx_srcpos<text:tab/>:Source_Position</text:p>
      <text:p text:style-name="P1"><text:tab/>=&gt; sm_normalized_param_s<text:tab/>:exp_s</text:p>
      <text:p text:style-name="P1"><text:soft-page-break/><text:tab/>;</text:p>
      <text:p text:style-name="P1">accept<text:tab/>=&gt;</text:p>
      <text:p text:style-name="P1"><text:tab/>=&gt; as_name<text:tab/>:NAME</text:p>
      <text:p text:style-name="P1"><text:tab/>=&gt; as_param_s<text:tab/>:param_s</text:p>
      <text:p text:style-name="P1"><text:tab/>=&gt; as_stm_s<text:tab/>:stm_s</text:p>
      <text:p text:style-name="P1"><text:tab/>=&gt; lx_srcpos<text:tab/>:Source_Position</text:p>
      <text:p text:style-name="P1"><text:tab/>;</text:p>
      <text:p text:style-name="P1">loop<text:tab/>=&gt;</text:p>
      <text:p text:style-name="P1"><text:tab/>=&gt; as_source_name<text:tab/>:SOURCE_NAME</text:p>
      <text:p text:style-name="P1"><text:tab/>=&gt; as_iteration<text:tab/>:ITERATION</text:p>
      <text:p text:style-name="P1"><text:tab/>=&gt; as_stm_s<text:tab/>:stm_s</text:p>
      <text:p text:style-name="P1"><text:tab/>=&gt; lx_srcpos<text:tab/>:Source_Position</text:p>
      <text:p text:style-name="P1"><text:tab/>=&gt; cd_level<text:tab/>:Integer</text:p>
      <text:p text:style-name="P1"><text:tab/>=&gt; cd_after_loop<text:tab/>:Integer</text:p>
      <text:p text:style-name="P1"><text:tab/>;</text:p>
      <text:p text:style-name="P1">block<text:tab/>=&gt;</text:p>
      <text:p text:style-name="P1"><text:tab/>=&gt; as_source_name<text:tab/>:SOURCE_NAME</text:p>
      <text:p text:style-name="P1"><text:tab/>=&gt; as_block_body<text:tab/>:block_body</text:p>
      <text:p text:style-name="P1"><text:tab/>=&gt; lx_srcpos<text:tab/>:Source_Position</text:p>
      <text:p text:style-name="P1"><text:tab/>;</text:p>
      <text:p text:style-name="P1">cond_entry<text:tab/>=&gt;</text:p>
      <text:p text:style-name="P1"><text:tab/>=&gt; as_stm_s1<text:tab/>:stm_s</text:p>
      <text:p text:style-name="P1"><text:tab/>=&gt; as_stm_s2<text:tab/>:stm_s</text:p>
      <text:p text:style-name="P1"><text:tab/>=&gt; lx_srcpos<text:tab/>:Source_Position</text:p>
      <text:p text:style-name="P1"><text:tab/>;</text:p>
      <text:p text:style-name="P1">timed_entry<text:tab/>=&gt;</text:p>
      <text:p text:style-name="P1"><text:tab/>=&gt; as_stm_s1<text:tab/>:stm_s</text:p>
      <text:p text:style-name="P1"><text:tab/>=&gt; as_stm_s2<text:tab/>:stm_s</text:p>
      <text:p text:style-name="P1"><text:tab/>=&gt; lx_srcpos<text:tab/>:Source_Position</text:p>
      <text:p text:style-name="P1"><text:tab/>;</text:p>
      <text:p text:style-name="P1">if<text:tab/>=&gt;</text:p>
      <text:p text:style-name="P1"><text:tab/>=&gt; as_test_clause_elem_s<text:tab/>:test_clause_elem_s</text:p>
      <text:p text:style-name="P1"><text:tab/>=&gt; as_stm_s<text:tab/>:stm_s</text:p>
      <text:p text:style-name="P1"><text:tab/>=&gt; lx_srcpos<text:tab/>:Source_Position</text:p>
      <text:p text:style-name="P1"><text:tab/>;</text:p>
      <text:p text:style-name="P1">selective_wait<text:tab/>=&gt;</text:p>
      <text:p text:style-name="P1"><text:tab/>=&gt; as_test_clause_elem_s<text:tab/>:test_clause_elem_s</text:p>
      <text:p text:style-name="P1"><text:tab/>=&gt; as_stm_s<text:tab/>:stm_s</text:p>
      <text:p text:style-name="P1"><text:tab/>=&gt; lx_srcpos<text:tab/>:Source_Position</text:p>
      <text:p text:style-name="P1"><text:tab/>;</text:p>
      <text:p text:style-name="P1">terminate<text:tab/>=&gt;</text:p>
      <text:p text:style-name="P1"><text:tab/>=&gt; lx_srcpos<text:tab/>:Source_Position</text:p>
      <text:p text:style-name="P1"><text:tab/>;</text:p>
      <text:p text:style-name="P1">stm_pragma<text:tab/>=&gt;</text:p>
      <text:p text:style-name="P1"><text:tab/>=&gt; as_pragma<text:tab/>:pragma</text:p>
      <text:p text:style-name="P1"><text:tab/>=&gt; lx_srcpos<text:tab/>:Source_Position</text:p>
      <text:p text:style-name="P1"><text:tab/>;</text:p>
      <text:p text:style-name="P1">named<text:tab/>=&gt;</text:p>
      <text:p text:style-name="P1"><text:tab/>=&gt; as_exp<text:tab/>:EXP</text:p>
      <text:p text:style-name="P1"><text:tab/>=&gt; as_choice_s<text:tab/>:choice_s</text:p>
      <text:p text:style-name="P1"><text:tab/>=&gt; lx_srcpos<text:tab/>:Source_Position</text:p>
      <text:p text:style-name="P1"><text:tab/>;</text:p>
      <text:p text:style-name="P1">assoc<text:tab/>=&gt;</text:p>
      <text:p text:style-name="P1"><text:tab/>=&gt; as_exp<text:tab/>:EXP</text:p>
      <text:p text:style-name="P1"><text:tab/>=&gt; as_used_name<text:tab/>:USED_NAME</text:p>
      <text:p text:style-name="P1"><text:tab/>=&gt; lx_srcpos<text:tab/>:Source_Position</text:p>
      <text:p text:style-name="P1"><text:tab/>;</text:p>
      <text:p text:style-name="P1">used_char<text:tab/>=&gt;</text:p>
      <text:p text:style-name="P1"><text:tab/>=&gt; lx_srcpos<text:tab/>:Source_Position</text:p>
      <text:p text:style-name="P1"><text:tab/>=&gt; lx_symrep<text:tab/>:symbol_rep</text:p>
      <text:p text:style-name="P1"><text:tab/>=&gt; sm_defn<text:tab/>:DEF_NAME</text:p>
      <text:p text:style-name="P1"><text:tab/>=&gt; sm_exp_type<text:tab/>:TYPE_SPEC</text:p>
      <text:p text:style-name="P1"><text:tab/>=&gt; sm_value<text:tab/>:Value</text:p>
      <text:p text:style-name="P1"><text:tab/>;</text:p>
      <text:p text:style-name="P1">used_object_id<text:tab/>=&gt;</text:p>
      <text:p text:style-name="P1"><text:tab/>=&gt; lx_srcpos<text:tab/>:Source_Position</text:p>
      <text:p text:style-name="P1"><text:tab/>=&gt; lx_symrep<text:tab/>:symbol_rep</text:p>
      <text:p text:style-name="P1"><text:tab/>=&gt; sm_defn<text:tab/>:DEF_NAME</text:p>
      <text:p text:style-name="P1"><text:tab/>=&gt; sm_exp_type<text:tab/>:TYPE_SPEC</text:p>
      <text:p text:style-name="P1"><text:tab/>=&gt; sm_value<text:tab/>:Value</text:p>
      <text:p text:style-name="P1"><text:tab/>;</text:p>
      <text:p text:style-name="P1">used_op<text:tab/>=&gt;</text:p>
      <text:p text:style-name="P1"><text:tab/>=&gt; lx_srcpos<text:tab/>:Source_Position</text:p>
      <text:p text:style-name="P1"><text:tab/>=&gt; lx_symrep<text:tab/>:symbol_rep</text:p>
      <text:p text:style-name="P1"><text:tab/>=&gt; sm_defn<text:tab/>:DEF_NAME</text:p>
      <text:p text:style-name="P1"><text:tab/>;</text:p>
      <text:p text:style-name="P1">used_name_id<text:tab/>=&gt;</text:p>
      <text:p text:style-name="P1"><text:tab/>=&gt; lx_srcpos<text:tab/>:Source_Position</text:p>
      <text:p text:style-name="P1"><text:tab/>=&gt; lx_symrep<text:tab/>:symbol_rep</text:p>
      <text:p text:style-name="P1"><text:tab/>=&gt; sm_defn<text:tab/>:DEF_NAME</text:p>
      <text:p text:style-name="P1"><text:tab/>;</text:p>
      <text:p text:style-name="P1">attribute<text:tab/>=&gt;</text:p>
      <text:p text:style-name="P1"><text:tab/>=&gt; as_name<text:tab/>:NAME</text:p>
      <text:p text:style-name="P1"><text:tab/>=&gt; as_used_name_id<text:tab/>:used_name_id</text:p>
      <text:p text:style-name="P1"><text:tab/>=&gt; as_exp<text:tab/>:EXP</text:p>
      <text:p text:style-name="P1"><text:tab/>=&gt; lx_srcpos<text:tab/>:Source_Position</text:p>
      <text:p text:style-name="P1"><text:tab/>=&gt; sm_exp_type<text:tab/>:TYPE_SPEC</text:p>
      <text:p text:style-name="P1"><text:tab/>=&gt; sm_value<text:tab/>:Value</text:p>
      <text:p text:style-name="P1"><text:tab/>;</text:p>
      <text:p text:style-name="P1">selected<text:tab/>=&gt;</text:p>
      <text:p text:style-name="P1"><text:tab/>=&gt; as_name<text:tab/>:NAME</text:p>
      <text:p text:style-name="P1"><text:tab/>=&gt; as_designator<text:tab/>:DESIGNATOR</text:p>
      <text:p text:style-name="P1"><text:tab/>=&gt; lx_srcpos<text:tab/>:Source_Position</text:p>
      <text:p text:style-name="P1"><text:tab/>=&gt; sm_exp_type<text:tab/>:TYPE_SPEC</text:p>
      <text:p text:style-name="P1"><text:tab/>=&gt; sm_value<text:tab/>:Value</text:p>
      <text:p text:style-name="P1"><text:tab/>;</text:p>
      <text:p text:style-name="P1">function_call<text:tab/>=&gt;</text:p>
      <text:p text:style-name="P1"><text:tab/>=&gt; as_name<text:tab/>:NAME</text:p>
      <text:p text:style-name="P1"><text:tab/>=&gt; as_general_assoc_s<text:tab/>:general_assoc_s</text:p>
      <text:p text:style-name="P1"><text:tab/>=&gt; lx_srcpos<text:tab/>:Source_Position</text:p>
      <text:p text:style-name="P1"><text:tab/>=&gt; lx_prefix<text:tab/>:BOOLEAN</text:p>
      <text:p text:style-name="P1"><text:tab/>=&gt; sm_exp_type<text:tab/>:TYPE_SPEC</text:p>
      <text:p text:style-name="P1"><text:tab/>=&gt; sm_value<text:tab/>:Value</text:p>
      <text:p text:style-name="P1"><text:tab/>=&gt; sm_normalized_param_s<text:tab/>:exp_s</text:p>
      <text:p text:style-name="P1"><text:tab/>;</text:p>
      <text:p text:style-name="P1">indexed<text:tab/>=&gt;</text:p>
      <text:p text:style-name="P1"><text:tab/>=&gt; as_name<text:tab/>:NAME</text:p>
      <text:p text:style-name="P1"><text:tab/>=&gt; as_exp_s<text:tab/>:exp_s</text:p>
      <text:p text:style-name="P1"><text:tab/>=&gt; lx_srcpos<text:tab/>:Source_Position</text:p>
      <text:p text:style-name="P1"><text:tab/>=&gt; sm_exp_type<text:tab/>:TYPE_SPEC</text:p>
      <text:p text:style-name="P1"><text:tab/>;</text:p>
      <text:p text:style-name="P1">slice<text:tab/>=&gt;</text:p>
      <text:p text:style-name="P1"><text:tab/>=&gt; as_name<text:tab/>:NAME</text:p>
      <text:p text:style-name="P1"><text:tab/>=&gt; as_discrete_range<text:tab/>:DISCRETE_RANGE</text:p>
      <text:p text:style-name="P1"><text:tab/>=&gt; lx_srcpos<text:tab/>:Source_Position</text:p>
      <text:p text:style-name="P1"><text:tab/>=&gt; sm_exp_type<text:tab/>:TYPE_SPEC</text:p>
      <text:p text:style-name="P1"><text:tab/>;</text:p>
      <text:p text:style-name="P1">all<text:tab/>=&gt;</text:p>
      <text:p text:style-name="P1"><text:tab/>=&gt; as_name<text:tab/>:NAME</text:p>
      <text:p text:style-name="P1"><text:tab/>=&gt; lx_srcpos<text:tab/>:Source_Position</text:p>
      <text:p text:style-name="P1"><text:tab/>=&gt; sm_exp_type<text:tab/>:TYPE_SPEC</text:p>
      <text:p text:style-name="P1"><text:tab/>;</text:p>
      <text:p text:style-name="P1">short_circuit<text:tab/>=&gt;</text:p>
      <text:p text:style-name="P1"><text:tab/>=&gt; as_exp1<text:tab/>:EXP</text:p>
      <text:p text:style-name="P1"><text:tab/>=&gt; as_short_circuit_op<text:tab/>:SHORT_CIRCUIT_OP</text:p>
      <text:p text:style-name="P1"><text:tab/>=&gt; as_exp2<text:tab/>:EXP</text:p>
      <text:p text:style-name="P1"><text:tab/>=&gt; lx_srcpos<text:tab/>:Source_Position</text:p>
      <text:p text:style-name="P1"><text:tab/>=&gt; sm_exp_type<text:tab/>:TYPE_SPEC</text:p>
      <text:p text:style-name="P1"><text:tab/>=&gt; sm_value<text:tab/>:Value</text:p>
      <text:p text:style-name="P1"><text:tab/>;</text:p>
      <text:p text:style-name="P1">numeric_literal<text:tab/>=&gt;</text:p>
      <text:p text:style-name="P1"><text:tab/>=&gt; lx_srcpos<text:tab/>:Source_Position</text:p>
      <text:p text:style-name="P1"><text:tab/>=&gt; lx_numrep<text:tab/>:Number_Rep</text:p>
      <text:p text:style-name="P1"><text:tab/>=&gt; sm_exp_type<text:tab/>:TYPE_SPEC</text:p>
      <text:p text:style-name="P1"><text:tab/>=&gt; sm_value<text:tab/>:Value</text:p>
      <text:p text:style-name="P1"><text:tab/>;</text:p>
      <text:p text:style-name="P1">null_access<text:tab/>=&gt;</text:p>
      <text:p text:style-name="P1"><text:tab/>=&gt; lx_srcpos<text:tab/>:Source_Position</text:p>
      <text:p text:style-name="P1"><text:tab/>=&gt; sm_exp_type<text:tab/>:TYPE_SPEC</text:p>
      <text:p text:style-name="P1"><text:tab/>=&gt; sm_value<text:tab/>:Value</text:p>
      <text:p text:style-name="P1"><text:tab/>;</text:p>
      <text:p text:style-name="P1">range_membership<text:tab/>=&gt;</text:p>
      <text:p text:style-name="P1"><text:tab/>=&gt; as_exp<text:tab/>:EXP</text:p>
      <text:p text:style-name="P1"><text:tab/>=&gt; as_membership_op<text:tab/>:MEMBERSHIP_OP</text:p>
      <text:p text:style-name="P1"><text:tab/>=&gt; as_range<text:tab/>:RANGE</text:p>
      <text:p text:style-name="P1"><text:tab/>=&gt; lx_srcpos<text:tab/>:Source_Position</text:p>
      <text:p text:style-name="P1"><text:tab/>=&gt; sm_exp_type<text:tab/>:TYPE_SPEC</text:p>
      <text:p text:style-name="P1"><text:tab/>=&gt; sm_value<text:tab/>:Value</text:p>
      <text:p text:style-name="P1"><text:tab/>;</text:p>
      <text:p text:style-name="P1">type_membership<text:tab/>=&gt;</text:p>
      <text:p text:style-name="P1"><text:tab/>=&gt; as_exp<text:tab/>:EXP</text:p>
      <text:p text:style-name="P1"><text:tab/>=&gt; as_membership_op<text:tab/>:MEMBERSHIP_OP</text:p>
      <text:p text:style-name="P1"><text:tab/>=&gt; as_name<text:tab/>:NAME</text:p>
      <text:p text:style-name="P1"><text:tab/>=&gt; lx_srcpos<text:tab/>:Source_Position</text:p>
      <text:p text:style-name="P1"><text:tab/>=&gt; sm_exp_type<text:tab/>:TYPE_SPEC</text:p>
      <text:p text:style-name="P1"><text:tab/>=&gt; sm_value<text:tab/>:Value</text:p>
      <text:p text:style-name="P1"><text:tab/>;</text:p>
      <text:p text:style-name="P1">conversion<text:tab/>=&gt;</text:p>
      <text:p text:style-name="P1"><text:tab/>=&gt; as_exp<text:tab/>:EXP</text:p>
      <text:p text:style-name="P1"><text:tab/>=&gt; as_name<text:tab/>:NAME</text:p>
      <text:p text:style-name="P1"><text:tab/>=&gt; lx_srcpos<text:tab/>:Source_Position</text:p>
      <text:p text:style-name="P1"><text:tab/>=&gt; sm_exp_type<text:tab/>:TYPE_SPEC</text:p>
      <text:p text:style-name="P1"><text:tab/>=&gt; sm_value<text:tab/>:Value</text:p>
      <text:p text:style-name="P1"><text:tab/>;</text:p>
      <text:p text:style-name="P1">qualified<text:tab/>=&gt;</text:p>
      <text:p text:style-name="P1"><text:tab/>=&gt; as_exp<text:tab/>:EXP</text:p>
      <text:p text:style-name="P1"><text:tab/>=&gt; as_name<text:tab/>:NAME</text:p>
      <text:p text:style-name="P1"><text:tab/>=&gt; lx_srcpos<text:tab/>:Source_Position</text:p>
      <text:p text:style-name="P1"><text:soft-page-break/><text:tab/>=&gt; sm_exp_type<text:tab/>:TYPE_SPEC</text:p>
      <text:p text:style-name="P1"><text:tab/>=&gt; sm_value<text:tab/>:Value</text:p>
      <text:p text:style-name="P1"><text:tab/>;</text:p>
      <text:p text:style-name="P1">parenthesized<text:tab/>=&gt;</text:p>
      <text:p text:style-name="P1"><text:tab/>=&gt; as_exp<text:tab/>:EXP</text:p>
      <text:p text:style-name="P1"><text:tab/>=&gt; lx_srcpos<text:tab/>:Source_Position</text:p>
      <text:p text:style-name="P1"><text:tab/>=&gt; sm_exp_type<text:tab/>:TYPE_SPEC</text:p>
      <text:p text:style-name="P1"><text:tab/>=&gt; sm_value<text:tab/>:Value</text:p>
      <text:p text:style-name="P1"><text:tab/>;</text:p>
      <text:p text:style-name="P1">aggregate<text:tab/>=&gt;</text:p>
      <text:p text:style-name="P1"><text:tab/>=&gt; as_general_assoc_s<text:tab/>:general_assoc_s</text:p>
      <text:p text:style-name="P1"><text:tab/>=&gt; lx_srcpos<text:tab/>:Source_Position</text:p>
      <text:p text:style-name="P1"><text:tab/>=&gt; sm_exp_type<text:tab/>:TYPE_SPEC</text:p>
      <text:p text:style-name="P1"><text:tab/>=&gt; sm_discrete_range<text:tab/>:DISCRETE_RANGE</text:p>
      <text:p text:style-name="P1"><text:tab/>=&gt; sm_normalized_comp_s<text:tab/>:general_assoc_s</text:p>
      <text:p text:style-name="P1"><text:tab/>;</text:p>
      <text:p text:style-name="P1">string_literal<text:tab/>=&gt;</text:p>
      <text:p text:style-name="P1"><text:tab/>=&gt; lx_srcpos<text:tab/>:Source_Position</text:p>
      <text:p text:style-name="P1"><text:tab/>=&gt; lx_symrep<text:tab/>:symbol_rep</text:p>
      <text:p text:style-name="P1"><text:tab/>=&gt; sm_exp_type<text:tab/>:TYPE_SPEC</text:p>
      <text:p text:style-name="P1"><text:tab/>=&gt; sm_discrete_range<text:tab/>:DISCRETE_RANGE</text:p>
      <text:p text:style-name="P1"><text:tab/>;</text:p>
      <text:p text:style-name="P1">qualified_allocator<text:tab/>=&gt;</text:p>
      <text:p text:style-name="P1"><text:tab/>=&gt; as_qualified<text:tab/>:qualified</text:p>
      <text:p text:style-name="P1"><text:tab/>=&gt; lx_srcpos<text:tab/>:Source_Position</text:p>
      <text:p text:style-name="P1"><text:tab/>=&gt; sm_exp_type<text:tab/>:TYPE_SPEC</text:p>
      <text:p text:style-name="P1"><text:tab/>;</text:p>
      <text:p text:style-name="P1">subtype_allocator<text:tab/>=&gt;</text:p>
      <text:p text:style-name="P1"><text:tab/>=&gt; as_subtype_indication<text:tab/>:subtype_indication</text:p>
      <text:p text:style-name="P1"><text:tab/>=&gt; lx_srcpos<text:tab/>:Source_Position</text:p>
      <text:p text:style-name="P1"><text:tab/>=&gt; sm_exp_type<text:tab/>:TYPE_SPEC</text:p>
      <text:p text:style-name="P1"><text:tab/>=&gt; sm_desig_type<text:tab/>:TYPE_SPEC</text:p>
      <text:p text:style-name="P1"><text:tab/>;</text:p>
      <text:p text:style-name="P1">range<text:tab/>=&gt;</text:p>
      <text:p text:style-name="P1"><text:tab/>=&gt; as_exp1<text:tab/>:EXP</text:p>
      <text:p text:style-name="P1"><text:tab/>=&gt; as_exp2<text:tab/>:EXP</text:p>
      <text:p text:style-name="P1"><text:tab/>=&gt; lx_srcpos<text:tab/>:Source_Position</text:p>
      <text:p text:style-name="P1"><text:tab/>=&gt; sm_type_spec<text:tab/>:TYPE_SPEC</text:p>
      <text:p text:style-name="P1"><text:tab/>;</text:p>
      <text:p text:style-name="P1">range_attribute<text:tab/>=&gt;</text:p>
      <text:p text:style-name="P1"><text:tab/>=&gt; as_name<text:tab/>:NAME</text:p>
      <text:p text:style-name="P1"><text:tab/>=&gt; as_used_name_id<text:tab/>:used_name_id</text:p>
      <text:p text:style-name="P1"><text:tab/>=&gt; as_exp<text:tab/>:EXP</text:p>
      <text:p text:style-name="P1"><text:tab/>=&gt; lx_srcpos<text:tab/>:Source_Position</text:p>
      <text:p text:style-name="P1"><text:tab/>=&gt; sm_type_spec<text:tab/>:TYPE_SPEC</text:p>
      <text:p text:style-name="P1"><text:tab/>;</text:p>
      <text:p text:style-name="P1">discrete_subtype<text:tab/>=&gt;</text:p>
      <text:p text:style-name="P1"><text:tab/>=&gt; as_subtype_indication<text:tab/>:subtype_indication</text:p>
      <text:p text:style-name="P1"><text:tab/>=&gt; lx_srcpos<text:tab/>:Source_Position</text:p>
      <text:p text:style-name="P1"><text:tab/>;</text:p>
      <text:p text:style-name="P1">float_constraint<text:tab/>=&gt;</text:p>
      <text:p text:style-name="P1"><text:tab/>=&gt; as_exp<text:tab/>:EXP</text:p>
      <text:p text:style-name="P1"><text:tab/>=&gt; as_range<text:tab/>:RANGE</text:p>
      <text:p text:style-name="P1"><text:tab/>=&gt; lx_srcpos<text:tab/>:Source_Position</text:p>
      <text:p text:style-name="P1"><text:tab/>=&gt; sm_type_spec<text:tab/>:TYPE_SPEC</text:p>
      <text:p text:style-name="P1"><text:tab/>;</text:p>
      <text:p text:style-name="P1">fixed_constraint<text:tab/>=&gt;</text:p>
      <text:p text:style-name="P1"><text:tab/>=&gt; as_exp<text:tab/>:EXP</text:p>
      <text:p text:style-name="P1"><text:tab/>=&gt; as_range<text:tab/>:RANGE</text:p>
      <text:p text:style-name="P1"><text:tab/>=&gt; lx_srcpos<text:tab/>:Source_Position</text:p>
      <text:p text:style-name="P1"><text:tab/>=&gt; sm_type_spec<text:tab/>:TYPE_SPEC</text:p>
      <text:p text:style-name="P1"><text:tab/>;</text:p>
      <text:p text:style-name="P1">index_constraint<text:tab/>=&gt;</text:p>
      <text:p text:style-name="P1"><text:tab/>=&gt; as_discrete_range_s<text:tab/>:discrete_range_s</text:p>
      <text:p text:style-name="P1"><text:tab/>=&gt; lx_srcpos<text:tab/>:Source_Position</text:p>
      <text:p text:style-name="P1"><text:tab/>;</text:p>
      <text:p text:style-name="P1">dscrmt_constraint<text:tab/>=&gt;</text:p>
      <text:p text:style-name="P1"><text:tab/>=&gt; as_general_assoc_s<text:tab/>:general_assoc_s</text:p>
      <text:p text:style-name="P1"><text:tab/>=&gt; lx_srcpos<text:tab/>:Source_Position</text:p>
      <text:p text:style-name="P1"><text:tab/>;</text:p>
      <text:p text:style-name="P1">choice_exp<text:tab/>=&gt;</text:p>
      <text:p text:style-name="P1"><text:tab/>=&gt; as_exp<text:tab/>:EXP</text:p>
      <text:p text:style-name="P1"><text:tab/>=&gt; lx_srcpos<text:tab/>:Source_Position</text:p>
      <text:p text:style-name="P1"><text:tab/>;</text:p>
      <text:p text:style-name="P1">choice_range<text:tab/>=&gt;</text:p>
      <text:p text:style-name="P1"><text:tab/>=&gt; as_discrete_range<text:tab/>:DISCRETE_RANGE</text:p>
      <text:p text:style-name="P1"><text:tab/>=&gt; lx_srcpos<text:tab/>:Source_Position</text:p>
      <text:p text:style-name="P1"><text:tab/>;</text:p>
      <text:p text:style-name="P1">choice_others<text:tab/>=&gt;</text:p>
      <text:p text:style-name="P1"><text:tab/>=&gt; lx_srcpos<text:tab/>:Source_Position</text:p>
      <text:p text:style-name="P1"><text:tab/>;</text:p>
      <text:p text:style-name="P1">procedure_spec<text:tab/>=&gt;</text:p>
      <text:p text:style-name="P1"><text:tab/>=&gt; as_param_s<text:tab/>:param_s</text:p>
      <text:p text:style-name="P1"><text:tab/>=&gt; lx_srcpos<text:tab/>:Source_Position</text:p>
      <text:p text:style-name="P1"><text:tab/>;</text:p>
      <text:p text:style-name="P1">function_spec<text:tab/>=&gt;</text:p>
      <text:p text:style-name="P1"><text:tab/>=&gt; as_param_s<text:tab/>:param_s</text:p>
      <text:p text:style-name="P1"><text:tab/>=&gt; as_name<text:tab/>:NAME</text:p>
      <text:p text:style-name="P1"><text:tab/>=&gt; lx_srcpos<text:tab/>:Source_Position</text:p>
      <text:p text:style-name="P1"><text:tab/>;</text:p>
      <text:p text:style-name="P1">entry<text:tab/>=&gt;</text:p>
      <text:p text:style-name="P1"><text:tab/>=&gt; as_param_s<text:tab/>:param_s</text:p>
      <text:p text:style-name="P1"><text:tab/>=&gt; as_discrete_range<text:tab/>:DISCRETE_RANGE</text:p>
      <text:p text:style-name="P1"><text:tab/>=&gt; lx_srcpos<text:tab/>:Source_Position</text:p>
      <text:p text:style-name="P1"><text:tab/>;</text:p>
      <text:p text:style-name="P1">package_spec<text:tab/>=&gt;</text:p>
      <text:p text:style-name="P1"><text:tab/>=&gt; as_decl_s1<text:tab/>:decl_s</text:p>
      <text:p text:style-name="P1"><text:tab/>=&gt; as_decl_s2<text:tab/>:decl_s</text:p>
      <text:p text:style-name="P1"><text:tab/>=&gt; lx_srcpos<text:tab/>:Source_Position</text:p>
      <text:p text:style-name="P1"><text:tab/>=&gt; xd_body_is_required<text:tab/>:BOOLEAN</text:p>
      <text:p text:style-name="P1"><text:tab/>;</text:p>
      <text:p text:style-name="P1">renames_unit<text:tab/>=&gt;</text:p>
      <text:p text:style-name="P1"><text:tab/>=&gt; as_name<text:tab/>:NAME</text:p>
      <text:p text:style-name="P1"><text:tab/>=&gt; lx_srcpos<text:tab/>:Source_Position</text:p>
      <text:p text:style-name="P1"><text:tab/>;</text:p>
      <text:p text:style-name="P1">instantiation<text:tab/>=&gt;</text:p>
      <text:p text:style-name="P1"><text:tab/>=&gt; as_name<text:tab/>:NAME</text:p>
      <text:p text:style-name="P1"><text:tab/>=&gt; as_general_assoc_s<text:tab/>:general_assoc_s</text:p>
      <text:p text:style-name="P1"><text:tab/>=&gt; lx_srcpos<text:tab/>:Source_Position</text:p>
      <text:p text:style-name="P1"><text:tab/>=&gt; sm_decl_s<text:tab/>:decl_s</text:p>
      <text:p text:style-name="P1"><text:tab/>;</text:p>
      <text:p text:style-name="P1">name_default<text:tab/>=&gt;</text:p>
      <text:p text:style-name="P1"><text:tab/>=&gt; as_name<text:tab/>:NAME</text:p>
      <text:p text:style-name="P1"><text:tab/>=&gt; lx_srcpos<text:tab/>:Source_Position</text:p>
      <text:p text:style-name="P1"><text:tab/>;</text:p>
      <text:p text:style-name="P1">box_default<text:tab/>=&gt;</text:p>
      <text:p text:style-name="P1"><text:tab/>=&gt; lx_srcpos<text:tab/>:Source_Position</text:p>
      <text:p text:style-name="P1"><text:tab/>;</text:p>
      <text:p text:style-name="P1">no_default<text:tab/>=&gt;</text:p>
      <text:p text:style-name="P1"><text:tab/>=&gt; lx_srcpos<text:tab/>:Source_Position</text:p>
      <text:p text:style-name="P1"><text:tab/>;</text:p>
      <text:p text:style-name="P1">block_body<text:tab/>=&gt;</text:p>
      <text:p text:style-name="P1"><text:tab/>=&gt; as_item_s<text:tab/>:item_s</text:p>
      <text:p text:style-name="P1"><text:tab/>=&gt; as_stm_s<text:tab/>:stm_s</text:p>
      <text:p text:style-name="P1"><text:tab/>=&gt; as_alternative_s<text:tab/>:alternative_s</text:p>
      <text:p text:style-name="P1"><text:tab/>=&gt; lx_srcpos<text:tab/>:Source_Position</text:p>
      <text:p text:style-name="P1"><text:tab/>=&gt; cd_level<text:tab/>:Integer</text:p>
      <text:p text:style-name="P1"><text:tab/>=&gt; cd_return_label<text:tab/>:Integer</text:p>
      <text:p text:style-name="P1"><text:tab/>=&gt; cd_result_offset<text:tab/>:Integer</text:p>
      <text:p text:style-name="P1"><text:tab/>;</text:p>
      <text:p text:style-name="P1">stub<text:tab/>=&gt;</text:p>
      <text:p text:style-name="P1"><text:tab/>=&gt; lx_srcpos<text:tab/>:Source_Position</text:p>
      <text:p text:style-name="P1"><text:tab/>;</text:p>
      <text:p text:style-name="P1">implicit_not_eq<text:tab/>=&gt;</text:p>
      <text:p text:style-name="P1"><text:tab/>=&gt; lx_srcpos<text:tab/>:Source_Position</text:p>
      <text:p text:style-name="P1"><text:tab/>=&gt; sm_equal<text:tab/>:SOURCE_NAME</text:p>
      <text:p text:style-name="P1"><text:tab/>;</text:p>
      <text:p text:style-name="P1">derived_subprog<text:tab/>=&gt;</text:p>
      <text:p text:style-name="P1"><text:tab/>=&gt; lx_srcpos<text:tab/>:Source_Position</text:p>
      <text:p text:style-name="P1"><text:tab/>=&gt; sm_derivable<text:tab/>:SOURCE_NAME</text:p>
      <text:p text:style-name="P1"><text:tab/>;</text:p>
      <text:p text:style-name="P1">cond_clause<text:tab/>=&gt;</text:p>
      <text:p text:style-name="P1"><text:tab/>=&gt; as_exp<text:tab/>:EXP</text:p>
      <text:p text:style-name="P1"><text:tab/>=&gt; as_stm_s<text:tab/>:stm_s</text:p>
      <text:p text:style-name="P1"><text:tab/>=&gt; lx_srcpos<text:tab/>:Source_Position</text:p>
      <text:p text:style-name="P1"><text:tab/>;</text:p>
      <text:p text:style-name="P1">select_alternative<text:tab/>=&gt;</text:p>
      <text:p text:style-name="P1"><text:tab/>=&gt; as_exp<text:tab/>:EXP</text:p>
      <text:p text:style-name="P1"><text:tab/>=&gt; as_stm_s<text:tab/>:stm_s</text:p>
      <text:p text:style-name="P1"><text:tab/>=&gt; lx_srcpos<text:tab/>:Source_Position</text:p>
      <text:p text:style-name="P1"><text:tab/>;</text:p>
      <text:p text:style-name="P1">select_alt_pragma<text:tab/>=&gt;</text:p>
      <text:p text:style-name="P1"><text:tab/>=&gt; as_pragma<text:tab/>:pragma</text:p>
      <text:p text:style-name="P1"><text:tab/>=&gt; lx_srcpos<text:tab/>:Source_Position</text:p>
      <text:p text:style-name="P1"><text:tab/>;</text:p>
      <text:p text:style-name="P1">in_op<text:tab/>=&gt;</text:p>
      <text:p text:style-name="P1"><text:tab/>=&gt; lx_srcpos<text:tab/>:Source_Position</text:p>
      <text:p text:style-name="P1"><text:tab/>;</text:p>
      <text:p text:style-name="P1">not_in<text:tab/>=&gt;</text:p>
      <text:p text:style-name="P1"><text:tab/>=&gt; lx_srcpos<text:tab/>:Source_Position</text:p>
      <text:p text:style-name="P1"><text:tab/>;</text:p>
      <text:p text:style-name="P1">and_then<text:tab/>=&gt;</text:p>
      <text:p text:style-name="P1"><text:tab/>=&gt; lx_srcpos<text:tab/>:Source_Position</text:p>
      <text:p text:style-name="P1"><text:tab/>;</text:p>
      <text:p text:style-name="P1">or_else<text:tab/>=&gt;</text:p>
      <text:p text:style-name="P1"><text:tab/>=&gt; lx_srcpos<text:tab/>:Source_Position</text:p>
      <text:p text:style-name="P1"><text:soft-page-break/><text:tab/>;</text:p>
      <text:p text:style-name="P1">for<text:tab/>=&gt;</text:p>
      <text:p text:style-name="P1"><text:tab/>=&gt; as_source_name<text:tab/>:SOURCE_NAME</text:p>
      <text:p text:style-name="P1"><text:tab/>=&gt; as_discrete_range<text:tab/>:DISCRETE_RANGE</text:p>
      <text:p text:style-name="P1"><text:tab/>=&gt; lx_srcpos<text:tab/>:Source_Position</text:p>
      <text:p text:style-name="P1"><text:tab/>;</text:p>
      <text:p text:style-name="P1">reverse<text:tab/>=&gt;</text:p>
      <text:p text:style-name="P1"><text:tab/>=&gt; as_source_name<text:tab/>:SOURCE_NAME</text:p>
      <text:p text:style-name="P1"><text:tab/>=&gt; as_discrete_range<text:tab/>:DISCRETE_RANGE</text:p>
      <text:p text:style-name="P1"><text:tab/>=&gt; lx_srcpos<text:tab/>:Source_Position</text:p>
      <text:p text:style-name="P1"><text:tab/>;</text:p>
      <text:p text:style-name="P1">while<text:tab/>=&gt;</text:p>
      <text:p text:style-name="P1"><text:tab/>=&gt; as_exp<text:tab/>:EXP</text:p>
      <text:p text:style-name="P1"><text:tab/>=&gt; lx_srcpos<text:tab/>:Source_Position</text:p>
      <text:p text:style-name="P1"><text:tab/>;</text:p>
      <text:p text:style-name="P1">alternative<text:tab/>=&gt;</text:p>
      <text:p text:style-name="P1"><text:tab/>=&gt; as_choice_s<text:tab/>:choice_s</text:p>
      <text:p text:style-name="P1"><text:tab/>=&gt; as_stm_s<text:tab/>:stm_s</text:p>
      <text:p text:style-name="P1"><text:tab/>=&gt; lx_srcpos<text:tab/>:Source_Position</text:p>
      <text:p text:style-name="P1"><text:tab/>;</text:p>
      <text:p text:style-name="P1">alternative_pragma<text:tab/>=&gt;</text:p>
      <text:p text:style-name="P1"><text:tab/>=&gt; as_pragma<text:tab/>:pragma</text:p>
      <text:p text:style-name="P1"><text:tab/>=&gt; lx_srcpos<text:tab/>:Source_Position</text:p>
      <text:p text:style-name="P1"><text:tab/>;</text:p>
      <text:p text:style-name="P1">comp_rep<text:tab/>=&gt;</text:p>
      <text:p text:style-name="P1"><text:tab/>=&gt; as_name<text:tab/>:NAME</text:p>
      <text:p text:style-name="P1"><text:tab/>=&gt; as_exp<text:tab/>:EXP</text:p>
      <text:p text:style-name="P1"><text:tab/>=&gt; as_range<text:tab/>:RANGE</text:p>
      <text:p text:style-name="P1"><text:tab/>=&gt; lx_srcpos<text:tab/>:Source_Position</text:p>
      <text:p text:style-name="P1"><text:tab/>;</text:p>
      <text:p text:style-name="P1">comp_rep_pragma<text:tab/>=&gt;</text:p>
      <text:p text:style-name="P1"><text:tab/>=&gt; as_pragma<text:tab/>:pragma</text:p>
      <text:p text:style-name="P1"><text:tab/>=&gt; lx_srcpos<text:tab/>:Source_Position</text:p>
      <text:p text:style-name="P1"><text:tab/>;</text:p>
      <text:p text:style-name="P1">context_pragma<text:tab/>=&gt;</text:p>
      <text:p text:style-name="P1"><text:tab/>=&gt; as_pragma<text:tab/>:pragma</text:p>
      <text:p text:style-name="P1"><text:tab/>=&gt; lx_srcpos<text:tab/>:Source_Position</text:p>
      <text:p text:style-name="P1"><text:tab/>;</text:p>
      <text:p text:style-name="P1">with<text:tab/>=&gt;</text:p>
      <text:p text:style-name="P1"><text:tab/>=&gt; as_name_s<text:tab/>:name_s</text:p>
      <text:p text:style-name="P1"><text:tab/>=&gt; as_use_pragma_s<text:tab/>:use_pragma_s</text:p>
      <text:p text:style-name="P1"><text:tab/>=&gt; lx_srcpos<text:tab/>:Source_Position</text:p>
      <text:p text:style-name="P1"><text:tab/>;</text:p>
      <text:p text:style-name="P1">variant<text:tab/>=&gt;</text:p>
      <text:p text:style-name="P1"><text:tab/>=&gt; as_choice_s<text:tab/>:choice_s</text:p>
      <text:p text:style-name="P1"><text:tab/>=&gt; as_comp_list<text:tab/>:comp_list</text:p>
      <text:p text:style-name="P1"><text:tab/>=&gt; lx_srcpos<text:tab/>:Source_Position</text:p>
      <text:p text:style-name="P1"><text:tab/>;</text:p>
      <text:p text:style-name="P1">variant_pragma<text:tab/>=&gt;</text:p>
      <text:p text:style-name="P1"><text:tab/>=&gt; as_pragma<text:tab/>:pragma</text:p>
      <text:p text:style-name="P1"><text:tab/>=&gt; lx_srcpos<text:tab/>:Source_Position</text:p>
      <text:p text:style-name="P1"><text:tab/>;</text:p>
      <text:p text:style-name="P1">alignment<text:tab/>=&gt;</text:p>
      <text:p text:style-name="P1"><text:tab/>=&gt; as_pragma_s<text:tab/>:pragma_s</text:p>
      <text:p text:style-name="P1"><text:tab/>=&gt; as_exp<text:tab/>:EXP</text:p>
      <text:p text:style-name="P1"><text:tab/>=&gt; lx_srcpos<text:tab/>:Source_Position</text:p>
      <text:p text:style-name="P1"><text:tab/>;</text:p>
      <text:p text:style-name="P1">variant_part<text:tab/>=&gt;</text:p>
      <text:p text:style-name="P1"><text:tab/>=&gt; as_name<text:tab/>:NAME</text:p>
      <text:p text:style-name="P1"><text:tab/>=&gt; as_variant_s<text:tab/>:variant_s</text:p>
      <text:p text:style-name="P1"><text:tab/>=&gt; lx_srcpos<text:tab/>:Source_Position</text:p>
      <text:p text:style-name="P1"><text:tab/>;</text:p>
      <text:p text:style-name="P1">comp_list<text:tab/>=&gt;</text:p>
      <text:p text:style-name="P1"><text:tab/>=&gt; as_decl_s<text:tab/>:decl_s</text:p>
      <text:p text:style-name="P1"><text:tab/>=&gt; as_variant_part<text:tab/>:VARIANT_PART</text:p>
      <text:p text:style-name="P1"><text:tab/>=&gt; as_pragma_s<text:tab/>:pragma_s</text:p>
      <text:p text:style-name="P1"><text:tab/>=&gt; lx_srcpos<text:tab/>:Source_Position</text:p>
      <text:p text:style-name="P1"><text:tab/>;</text:p>
      <text:p text:style-name="P1">compilation<text:tab/>=&gt;</text:p>
      <text:p text:style-name="P1"><text:tab/>=&gt; as_compltn_unit_s<text:tab/>:compltn_unit_s</text:p>
      <text:p text:style-name="P1"><text:tab/>=&gt; lx_srcpos<text:tab/>:Source_Position</text:p>
      <text:p text:style-name="P1"><text:tab/>;</text:p>
      <text:p text:style-name="P1">compilation_unit<text:tab/>=&gt;</text:p>
      <text:p text:style-name="P1"><text:tab/>=&gt; as_context_elem_s<text:tab/>:context_elem_s</text:p>
      <text:p text:style-name="P1"><text:tab/>=&gt; as_all_decl<text:tab/>:ALL_DECL</text:p>
      <text:p text:style-name="P1"><text:tab/>=&gt; as_pragma_s<text:tab/>:pragma_s</text:p>
      <text:p text:style-name="P1"><text:tab/>=&gt; lx_srcpos<text:tab/>:Source_Position</text:p>
      <text:p text:style-name="P1"><text:tab/>=&gt; xd_timestamp<text:tab/>:Integer</text:p>
      <text:p text:style-name="P1"><text:tab/>=&gt; xd_with_list<text:tab/>:trans_with</text:p>
      <text:p text:style-name="P1"><text:tab/>=&gt; xd_nbr_pages<text:tab/>:Integer</text:p>
      <text:p text:style-name="P1"><text:tab/>=&gt; xd_parent<text:tab/>:compilation_unit</text:p>
      <text:p text:style-name="P1"><text:tab/>=&gt; xd_lib_name<text:tab/>:symbol_rep</text:p>
      <text:p text:style-name="P1"><text:tab/>;</text:p>
      <text:p text:style-name="P1">index<text:tab/>=&gt;</text:p>
      <text:p text:style-name="P1"><text:tab/>=&gt; as_name<text:tab/>:NAME</text:p>
      <text:p text:style-name="P1"><text:tab/>=&gt; lx_srcpos<text:tab/>:Source_Position</text:p>
      <text:p text:style-name="P1"><text:tab/>=&gt; sm_type_spec<text:tab/>:TYPE_SPEC</text:p>
      <text:p text:style-name="P1"><text:tab/>;</text:p>
      <text:p text:style-name="P1">task_spec<text:tab/>=&gt;</text:p>
      <text:p text:style-name="P1"><text:tab/>=&gt; sm_derived<text:tab/>:TYPE_SPEC</text:p>
      <text:p text:style-name="P1"><text:tab/>=&gt; sm_is_anonymous<text:tab/>:BOOLEAN</text:p>
      <text:p text:style-name="P1"><text:tab/>=&gt; sm_decl_s<text:tab/>:decl_s</text:p>
      <text:p text:style-name="P1"><text:tab/>=&gt; sm_body<text:tab/>:BODY</text:p>
      <text:p text:style-name="P1"><text:tab/>=&gt; sm_address<text:tab/>:EXP</text:p>
      <text:p text:style-name="P1"><text:tab/>=&gt; sm_size<text:tab/>:EXP</text:p>
      <text:p text:style-name="P1"><text:tab/>=&gt; sm_storage_size<text:tab/>:EXP</text:p>
      <text:p text:style-name="P1"><text:tab/>=&gt; xd_source_name<text:tab/>:SOURCE_NAME</text:p>
      <text:p text:style-name="P1"><text:tab/>=&gt; cd_comp_unit<text:tab/>:Integer</text:p>
      <text:p text:style-name="P1"><text:tab/>=&gt; cd_level<text:tab/>:Integer</text:p>
      <text:p text:style-name="P1"><text:tab/>=&gt; cd_compiled<text:tab/>:BOOLEAN</text:p>
      <text:p text:style-name="P1"><text:tab/>=&gt; xd_stub<text:tab/>:stub</text:p>
      <text:p text:style-name="P1"><text:tab/>=&gt; xd_body<text:tab/>:SUBUNIT_BODY</text:p>
      <text:p text:style-name="P1"><text:tab/>;</text:p>
      <text:p text:style-name="P1">enumeration<text:tab/>=&gt;</text:p>
      <text:p text:style-name="P1"><text:tab/>=&gt; sm_derived<text:tab/>:TYPE_SPEC</text:p>
      <text:p text:style-name="P1"><text:tab/>=&gt; sm_is_anonymous<text:tab/>:BOOLEAN</text:p>
      <text:p text:style-name="P1"><text:tab/>=&gt; sm_base_type<text:tab/>:TYPE_SPEC</text:p>
      <text:p text:style-name="P1"><text:tab/>=&gt; sm_range<text:tab/>:RANGE</text:p>
      <text:p text:style-name="P1"><text:tab/>=&gt; sm_literal_s<text:tab/>:enum_literal_s</text:p>
      <text:p text:style-name="P1"><text:tab/>=&gt; xd_source_name<text:tab/>:SOURCE_NAME</text:p>
      <text:p text:style-name="P1"><text:tab/>=&gt; cd_comp_unit<text:tab/>:Integer</text:p>
      <text:p text:style-name="P1"><text:tab/>=&gt; cd_level<text:tab/>:Integer</text:p>
      <text:p text:style-name="P1"><text:tab/>=&gt; cd_compiled<text:tab/>:BOOLEAN</text:p>
      <text:p text:style-name="P1"><text:tab/>=&gt; cd_impl_size<text:tab/>:Integer</text:p>
      <text:p text:style-name="P1"><text:tab/>;</text:p>
      <text:p text:style-name="P1">Integer<text:tab/>=&gt;</text:p>
      <text:p text:style-name="P1"><text:tab/>=&gt; sm_derived<text:tab/>:TYPE_SPEC</text:p>
      <text:p text:style-name="P1"><text:tab/>=&gt; sm_is_anonymous<text:tab/>:BOOLEAN</text:p>
      <text:p text:style-name="P1"><text:tab/>=&gt; sm_base_type<text:tab/>:TYPE_SPEC</text:p>
      <text:p text:style-name="P1"><text:tab/>=&gt; sm_range<text:tab/>:RANGE</text:p>
      <text:p text:style-name="P1"><text:tab/>=&gt; xd_source_name<text:tab/>:SOURCE_NAME</text:p>
      <text:p text:style-name="P1"><text:tab/>=&gt; cd_comp_unit<text:tab/>:Integer</text:p>
      <text:p text:style-name="P1"><text:tab/>=&gt; cd_level<text:tab/>:Integer</text:p>
      <text:p text:style-name="P1"><text:tab/>=&gt; cd_compiled<text:tab/>:BOOLEAN</text:p>
      <text:p text:style-name="P1"><text:tab/>=&gt; cd_impl_size<text:tab/>:Integer</text:p>
      <text:p text:style-name="P1"><text:tab/>=&gt; cd_offset<text:tab/>:Integer</text:p>
      <text:p text:style-name="P1"><text:tab/>=&gt; cd_impl_size<text:tab/>:Integer</text:p>
      <text:p text:style-name="P1"><text:tab/>;</text:p>
      <text:p text:style-name="P1">float<text:tab/>=&gt;</text:p>
      <text:p text:style-name="P1"><text:tab/>=&gt; sm_derived<text:tab/>:TYPE_SPEC</text:p>
      <text:p text:style-name="P1"><text:tab/>=&gt; sm_is_anonymous<text:tab/>:BOOLEAN</text:p>
      <text:p text:style-name="P1"><text:tab/>=&gt; sm_base_type<text:tab/>:TYPE_SPEC</text:p>
      <text:p text:style-name="P1"><text:tab/>=&gt; sm_range<text:tab/>:RANGE</text:p>
      <text:p text:style-name="P1"><text:tab/>=&gt; sm_accuracy<text:tab/>:Value</text:p>
      <text:p text:style-name="P1"><text:tab/>=&gt; xd_source_name<text:tab/>:SOURCE_NAME</text:p>
      <text:p text:style-name="P1"><text:tab/>=&gt; cd_comp_unit<text:tab/>:Integer</text:p>
      <text:p text:style-name="P1"><text:tab/>=&gt; cd_level<text:tab/>:Integer</text:p>
      <text:p text:style-name="P1"><text:tab/>=&gt; cd_compiled<text:tab/>:BOOLEAN</text:p>
      <text:p text:style-name="P1"><text:tab/>=&gt; cd_impl_size<text:tab/>:Integer</text:p>
      <text:p text:style-name="P1"><text:tab/>=&gt; cd_impl_size<text:tab/>:Integer</text:p>
      <text:p text:style-name="P1"><text:tab/>;</text:p>
      <text:p text:style-name="P1">fixed<text:tab/>=&gt;</text:p>
      <text:p text:style-name="P1"><text:tab/>=&gt; sm_derived<text:tab/>:TYPE_SPEC</text:p>
      <text:p text:style-name="P1"><text:tab/>=&gt; sm_is_anonymous<text:tab/>:BOOLEAN</text:p>
      <text:p text:style-name="P1"><text:tab/>=&gt; sm_base_type<text:tab/>:TYPE_SPEC</text:p>
      <text:p text:style-name="P1"><text:tab/>=&gt; sm_range<text:tab/>:RANGE</text:p>
      <text:p text:style-name="P1"><text:tab/>=&gt; sm_accuracy<text:tab/>:Value</text:p>
      <text:p text:style-name="P1"><text:tab/>=&gt; xd_source_name<text:tab/>:SOURCE_NAME</text:p>
      <text:p text:style-name="P1"><text:tab/>=&gt; cd_comp_unit<text:tab/>:Integer</text:p>
      <text:p text:style-name="P1"><text:tab/>=&gt; cd_level<text:tab/>:Integer</text:p>
      <text:p text:style-name="P1"><text:tab/>=&gt; cd_compiled<text:tab/>:BOOLEAN</text:p>
      <text:p text:style-name="P1"><text:tab/>=&gt; cd_impl_size<text:tab/>:Integer</text:p>
      <text:p text:style-name="P1"><text:tab/>=&gt; cd_impl_small<text:tab/>:Value</text:p>
      <text:p text:style-name="P1"><text:tab/>=&gt; cd_impl_size<text:tab/>:Integer</text:p>
      <text:p text:style-name="P1"><text:tab/>;</text:p>
      <text:p text:style-name="P1">array<text:tab/>=&gt;</text:p>
      <text:p text:style-name="P1"><text:tab/>=&gt; sm_derived<text:tab/>:TYPE_SPEC</text:p>
      <text:p text:style-name="P1"><text:tab/>=&gt; sm_is_anonymous<text:tab/>:BOOLEAN</text:p>
      <text:p text:style-name="P1"><text:tab/>=&gt; sm_base_type<text:tab/>:TYPE_SPEC</text:p>
      <text:p text:style-name="P1"><text:tab/>=&gt; sm_size<text:tab/>:EXP</text:p>
      <text:p text:style-name="P1"><text:tab/>=&gt; sm_is_limited<text:tab/>:BOOLEAN</text:p>
      <text:p text:style-name="P1"><text:tab/>=&gt; sm_is_packed<text:tab/>:BOOLEAN</text:p>
      <text:p text:style-name="P1"><text:tab/>=&gt; sm_index_s<text:tab/>:index_s</text:p>
      <text:p text:style-name="P1"><text:tab/>=&gt; sm_comp_type<text:tab/>:TYPE_SPEC</text:p>
      <text:p text:style-name="P1"><text:tab/>=&gt; xd_source_name<text:tab/>:SOURCE_NAME</text:p>
      <text:p text:style-name="P1"><text:tab/>=&gt; cd_comp_unit<text:tab/>:Integer</text:p>
      <text:p text:style-name="P1"><text:tab/>=&gt; cd_level<text:tab/>:Integer</text:p>
      <text:p text:style-name="P1"><text:tab/>=&gt; cd_compiled<text:tab/>:BOOLEAN</text:p>
      <text:p text:style-name="P1"><text:tab/>;</text:p>
      <text:p text:style-name="P1">record<text:tab/>=&gt;</text:p>
      <text:p text:style-name="P1"><text:tab/>=&gt; sm_derived<text:tab/>:TYPE_SPEC</text:p>
      <text:p text:style-name="P1"><text:soft-page-break/><text:tab/>=&gt; sm_is_anonymous<text:tab/>:BOOLEAN</text:p>
      <text:p text:style-name="P1"><text:tab/>=&gt; sm_base_type<text:tab/>:TYPE_SPEC</text:p>
      <text:p text:style-name="P1"><text:tab/>=&gt; sm_size<text:tab/>:EXP</text:p>
      <text:p text:style-name="P1"><text:tab/>=&gt; sm_is_limited<text:tab/>:BOOLEAN</text:p>
      <text:p text:style-name="P1"><text:tab/>=&gt; sm_is_packed<text:tab/>:BOOLEAN</text:p>
      <text:p text:style-name="P1"><text:tab/>=&gt; sm_discriminant_s<text:tab/>:dscrmt_decl_s</text:p>
      <text:p text:style-name="P1"><text:tab/>=&gt; sm_comp_list<text:tab/>:comp_list</text:p>
      <text:p text:style-name="P1"><text:tab/>=&gt; sm_representation<text:tab/>:REP</text:p>
      <text:p text:style-name="P1"><text:tab/>=&gt; xd_source_name<text:tab/>:SOURCE_NAME</text:p>
      <text:p text:style-name="P1"><text:tab/>=&gt; cd_comp_unit<text:tab/>:Integer</text:p>
      <text:p text:style-name="P1"><text:tab/>=&gt; cd_level<text:tab/>:Integer</text:p>
      <text:p text:style-name="P1"><text:tab/>=&gt; cd_compiled<text:tab/>:BOOLEAN</text:p>
      <text:p text:style-name="P1"><text:tab/>;</text:p>
      <text:p text:style-name="P1">access<text:tab/>=&gt;</text:p>
      <text:p text:style-name="P1"><text:tab/>=&gt; sm_derived<text:tab/>:TYPE_SPEC</text:p>
      <text:p text:style-name="P1"><text:tab/>=&gt; sm_is_anonymous<text:tab/>:BOOLEAN</text:p>
      <text:p text:style-name="P1"><text:tab/>=&gt; sm_base_type<text:tab/>:TYPE_SPEC</text:p>
      <text:p text:style-name="P1"><text:tab/>=&gt; sm_size<text:tab/>:EXP</text:p>
      <text:p text:style-name="P1"><text:tab/>=&gt; sm_storage_size<text:tab/>:EXP</text:p>
      <text:p text:style-name="P1"><text:tab/>=&gt; sm_is_controlled<text:tab/>:BOOLEAN</text:p>
      <text:p text:style-name="P1"><text:tab/>=&gt; sm_desig_type<text:tab/>:TYPE_SPEC</text:p>
      <text:p text:style-name="P1"><text:tab/>=&gt; sm_master<text:tab/>:ALL_DECL</text:p>
      <text:p text:style-name="P1"><text:tab/>=&gt; xd_source_name<text:tab/>:SOURCE_NAME</text:p>
      <text:p text:style-name="P1"><text:tab/>=&gt; cd_comp_unit<text:tab/>:Integer</text:p>
      <text:p text:style-name="P1"><text:tab/>=&gt; cd_level<text:tab/>:Integer</text:p>
      <text:p text:style-name="P1"><text:tab/>=&gt; cd_compiled<text:tab/>:BOOLEAN</text:p>
      <text:p text:style-name="P1"><text:tab/>=&gt; cd_offset<text:tab/>:Integer</text:p>
      <text:p text:style-name="P1"><text:tab/>=&gt; cd_constrained<text:tab/>:BOOLEAN</text:p>
      <text:p text:style-name="P1"><text:tab/>;</text:p>
      <text:p text:style-name="P1">constrained_array<text:tab/>=&gt;</text:p>
      <text:p text:style-name="P1"><text:tab/>=&gt; sm_derived<text:tab/>:TYPE_SPEC</text:p>
      <text:p text:style-name="P1"><text:tab/>=&gt; sm_is_anonymous<text:tab/>:BOOLEAN</text:p>
      <text:p text:style-name="P1"><text:tab/>=&gt; sm_base_type<text:tab/>:TYPE_SPEC</text:p>
      <text:p text:style-name="P1"><text:tab/>=&gt; sm_depends_on_dscrmt<text:tab/>:BOOLEAN</text:p>
      <text:p text:style-name="P1"><text:tab/>=&gt; sm_index_subtype_s<text:tab/>:scalar_s</text:p>
      <text:p text:style-name="P1"><text:tab/>=&gt; xd_source_name<text:tab/>:SOURCE_NAME</text:p>
      <text:p text:style-name="P1"><text:tab/>=&gt; cd_comp_unit<text:tab/>:Integer</text:p>
      <text:p text:style-name="P1"><text:tab/>=&gt; cd_level<text:tab/>:Integer</text:p>
      <text:p text:style-name="P1"><text:tab/>=&gt; cd_compiled<text:tab/>:BOOLEAN</text:p>
      <text:p text:style-name="P1"><text:tab/>=&gt; cd_impl_size<text:tab/>:Integer</text:p>
      <text:p text:style-name="P1"><text:tab/>=&gt; cd_alignment<text:tab/>:Integer</text:p>
      <text:p text:style-name="P1"><text:tab/>=&gt; cd_offset<text:tab/>:Integer</text:p>
      <text:p text:style-name="P1"><text:tab/>=&gt; cd_dimensions<text:tab/>:Integer</text:p>
      <text:p text:style-name="P1"><text:tab/>;</text:p>
      <text:p text:style-name="P1">constrained_record<text:tab/>=&gt;</text:p>
      <text:p text:style-name="P1"><text:tab/>=&gt; sm_derived<text:tab/>:TYPE_SPEC</text:p>
      <text:p text:style-name="P1"><text:tab/>=&gt; sm_is_anonymous<text:tab/>:BOOLEAN</text:p>
      <text:p text:style-name="P1"><text:tab/>=&gt; sm_base_type<text:tab/>:TYPE_SPEC</text:p>
      <text:p text:style-name="P1"><text:tab/>=&gt; sm_depends_on_dscrmt<text:tab/>:BOOLEAN</text:p>
      <text:p text:style-name="P1"><text:tab/>=&gt; sm_normalized_dscrmt_s<text:tab/>:exp_s</text:p>
      <text:p text:style-name="P1"><text:tab/>=&gt; xd_source_name<text:tab/>:SOURCE_NAME</text:p>
      <text:p text:style-name="P1"><text:tab/>=&gt; cd_comp_unit<text:tab/>:Integer</text:p>
      <text:p text:style-name="P1"><text:tab/>=&gt; cd_level<text:tab/>:Integer</text:p>
      <text:p text:style-name="P1"><text:tab/>=&gt; cd_compiled<text:tab/>:BOOLEAN</text:p>
      <text:p text:style-name="P1"><text:tab/>=&gt; cd_impl_size<text:tab/>:Integer</text:p>
      <text:p text:style-name="P1"><text:tab/>=&gt; cd_alignment<text:tab/>:Integer</text:p>
      <text:p text:style-name="P1"><text:tab/>;</text:p>
      <text:p text:style-name="P1">constrained_access<text:tab/>=&gt;</text:p>
      <text:p text:style-name="P1"><text:tab/>=&gt; sm_derived<text:tab/>:TYPE_SPEC</text:p>
      <text:p text:style-name="P1"><text:tab/>=&gt; sm_is_anonymous<text:tab/>:BOOLEAN</text:p>
      <text:p text:style-name="P1"><text:tab/>=&gt; sm_base_type<text:tab/>:TYPE_SPEC</text:p>
      <text:p text:style-name="P1"><text:tab/>=&gt; sm_depends_on_dscrmt<text:tab/>:BOOLEAN</text:p>
      <text:p text:style-name="P1"><text:tab/>=&gt; sm_desig_type<text:tab/>:TYPE_SPEC</text:p>
      <text:p text:style-name="P1"><text:tab/>=&gt; xd_source_name<text:tab/>:SOURCE_NAME</text:p>
      <text:p text:style-name="P1"><text:tab/>=&gt; cd_comp_unit<text:tab/>:Integer</text:p>
      <text:p text:style-name="P1"><text:tab/>=&gt; cd_level<text:tab/>:Integer</text:p>
      <text:p text:style-name="P1"><text:tab/>=&gt; cd_compiled<text:tab/>:BOOLEAN</text:p>
      <text:p text:style-name="P1"><text:tab/>=&gt; cd_impl_size<text:tab/>:Integer</text:p>
      <text:p text:style-name="P1"><text:tab/>=&gt; cd_alignment<text:tab/>:Integer</text:p>
      <text:p text:style-name="P1"><text:tab/>;</text:p>
      <text:p text:style-name="P1">private<text:tab/>=&gt;</text:p>
      <text:p text:style-name="P1"><text:tab/>=&gt; sm_derived<text:tab/>:TYPE_SPEC</text:p>
      <text:p text:style-name="P1"><text:tab/>=&gt; sm_is_anonymous<text:tab/>:BOOLEAN</text:p>
      <text:p text:style-name="P1"><text:tab/>=&gt; sm_discriminant_s<text:tab/>:dscrmt_decl_s</text:p>
      <text:p text:style-name="P1"><text:tab/>=&gt; sm_type_spec<text:tab/>:TYPE_SPEC</text:p>
      <text:p text:style-name="P1"><text:tab/>=&gt; xd_source_name<text:tab/>:SOURCE_NAME</text:p>
      <text:p text:style-name="P1"><text:tab/>;</text:p>
      <text:p text:style-name="P1">l_private<text:tab/>=&gt;</text:p>
      <text:p text:style-name="P1"><text:tab/>=&gt; sm_derived<text:tab/>:TYPE_SPEC</text:p>
      <text:p text:style-name="P1"><text:tab/>=&gt; sm_is_anonymous<text:tab/>:BOOLEAN</text:p>
      <text:p text:style-name="P1"><text:tab/>=&gt; sm_discriminant_s<text:tab/>:dscrmt_decl_s</text:p>
      <text:p text:style-name="P1"><text:tab/>=&gt; sm_type_spec<text:tab/>:TYPE_SPEC</text:p>
      <text:p text:style-name="P1"><text:tab/>=&gt; xd_source_name<text:tab/>:SOURCE_NAME</text:p>
      <text:p text:style-name="P1"><text:tab/>;</text:p>
      <text:p text:style-name="P1">incomplete<text:tab/>=&gt;</text:p>
      <text:p text:style-name="P1"><text:tab/>=&gt; sm_discriminant_s<text:tab/>:dscrmt_decl_s</text:p>
      <text:p text:style-name="P1"><text:tab/>=&gt; xd_source_name<text:tab/>:SOURCE_NAME</text:p>
      <text:p text:style-name="P1"><text:tab/>=&gt; xd_full_type_spec<text:tab/>:TYPE_SPEC</text:p>
      <text:p text:style-name="P1"><text:tab/>;</text:p>
      <text:p text:style-name="P1">universal_integer<text:tab/>=&gt;</text:p>
      <text:p text:style-name="P1"><text:tab/>;</text:p>
      <text:p text:style-name="P1">universal_fixed<text:tab/>=&gt;</text:p>
      <text:p text:style-name="P1"><text:tab/>;</text:p>
      <text:p text:style-name="P1">universal_real<text:tab/>=&gt;</text:p>
      <text:p text:style-name="P1"><text:tab/>;</text:p>
      <text:p text:style-name="P1">user_root<text:tab/>=&gt;</text:p>
      <text:p text:style-name="P1"><text:tab/>=&gt; xd_sourcename<text:tab/>:txtrep</text:p>
      <text:p text:style-name="P1"><text:tab/>=&gt; xd_grammar<text:tab/>:void</text:p>
      <text:p text:style-name="P1"><text:tab/>=&gt; xd_statelist<text:tab/>:void</text:p>
      <text:p text:style-name="P1"><text:tab/>=&gt; xd_structure<text:tab/>:compilation</text:p>
      <text:p text:style-name="P1"><text:tab/>=&gt; xd_timestamp<text:tab/>:Integer</text:p>
      <text:p text:style-name="P1"><text:tab/>=&gt; spare_3<text:tab/>:void</text:p>
      <text:p text:style-name="P1"><text:tab/>;</text:p>
      <text:p text:style-name="P1">real_val<text:tab/>=&gt;</text:p>
      <text:p text:style-name="P1"><text:tab/>=&gt; xd_numer<text:tab/>:num_val</text:p>
      <text:p text:style-name="P1"><text:tab/>=&gt; xd_denom<text:tab/>:num_val</text:p>
      <text:p text:style-name="P1"><text:tab/>;</text:p>
      <text:p text:style-name="P1">trans_with<text:tab/>=&gt;</text:p>
      <text:p text:style-name="P1"><text:tab/>=&gt; tw_filename<text:tab/>:txtrep</text:p>
      <text:p text:style-name="P1"><text:tab/>=&gt; tw_comp_unit<text:tab/>:compilation_unit</text:p>
      <text:p text:style-name="P1"><text:tab/>;</text:p>
      <text:p text:style-name="P1">lib_info<text:tab/>=&gt;</text:p>
      <text:p text:style-name="P1"><text:tab/>=&gt; xd_short<text:tab/>:txtrep</text:p>
      <text:p text:style-name="P1"><text:tab/>=&gt; xd_primary<text:tab/>:txtrep</text:p>
      <text:p text:style-name="P1"><text:tab/>=&gt; xd_secondary<text:tab/>:txtrep</text:p>
      <text:p text:style-name="P1"><text:tab/>;</text:p>
      <text:p text:style-name="P1">def<text:tab/>=&gt;</text:p>
      <text:p text:style-name="P1"><text:tab/>=&gt; xd_header<text:tab/>:HEADER</text:p>
      <text:p text:style-name="P1"><text:tab/>=&gt; xd_source_name<text:tab/>:SOURCE_NAME</text:p>
      <text:p text:style-name="P1"><text:tab/>=&gt; xd_region_def<text:tab/>:def</text:p>
      <text:p text:style-name="P1"><text:tab/>=&gt; xd_is_in_spec<text:tab/>:BOOLEAN</text:p>
      <text:p text:style-name="P1"><text:tab/>=&gt; xd_lex_level<text:tab/>:Integer</text:p>
      <text:p text:style-name="P1"><text:tab/>=&gt; xd_is_used<text:tab/>:BOOLEAN</text:p>
      <text:p text:style-name="P1"><text:tab/>;</text:p>
      <text:p text:style-name="P1">any_access<text:tab/>=&gt;</text:p>
      <text:p text:style-name="P1"><text:tab/>;</text:p>
      <text:p text:style-name="P1">any_composite<text:tab/>=&gt;</text:p>
      <text:p text:style-name="P1"><text:tab/>;</text:p>
      <text:p text:style-name="P1">any_string<text:tab/>=&gt;</text:p>
      <text:p text:style-name="P1"><text:tab/>;</text:p>
      <text:p text:style-name="P1">any_access_of<text:tab/>=&gt;</text:p>
      <text:p text:style-name="P1"><text:tab/>=&gt; xd_item<text:tab/>:ITEM</text:p>
      <text:p text:style-name="P1"><text:tab/>;</text:p>
      <text:p text:style-name="P1">any_integer<text:tab/>=&gt;</text:p>
      <text:p text:style-name="P1"><text:tab/>;</text:p>
      <text:p text:style-name="P1">any_real<text:tab/>=&gt;</text:p>
      <text:p text:style-name="P1"><text:tab/>;</text:p>
      <text:p text:style-name="P1">implicit_conv<text:tab/>=&gt;</text:p>
      <text:p text:style-name="P1"><text:tab/>=&gt; xd_item<text:tab/>:ITEM</text:p>
      <text:p text:style-name="P1"><text:tab/>=&gt; xd_list<text:tab/>:EXP</text:p>
      <text:p text:style-name="P1"><text:tab/>;</text:p>
      <text:p text:style-name="P1">nullary_call<text:tab/>=&gt;</text:p>
      <text:p text:style-name="P1"><text:tab/>=&gt; xd_item<text:tab/>:ITEM</text:p>
      <text:p text:style-name="P1"><text:tab/>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Classic Console" svg:font-family="'Classic Console'" style:font-pitch="fixed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FreeMono" svg:font-family="FreeMono" style:font-family-generic="modern" style:font-pitch="fixed"/>
    <style:font-face style:name="Latin Modern Mono Prop" svg:font-family="'Latin Modern Mono Prop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adauk Book" svg:font-family="'Padauk Book'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.049cm" style:writing-mode="lr-tb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1T18:50:09.938661734</dc:date>
    <meta:editing-duration>PT21M5S</meta:editing-duration>
    <meta:editing-cycles>1</meta:editing-cycles>
    <meta:document-statistic meta:table-count="0" meta:image-count="0" meta:object-count="0" meta:page-count="8" meta:paragraph-count="1321" meta:word-count="3270" meta:character-count="25584" meta:non-whitespace-character-count="22545"/>
    <meta:generator>LibreOffice/7.5.6.2$Linux_X86_64 LibreOffice_project/50$Build-2</meta:generator>
  </office:meta>
</office:document-meta>
</file>